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4.185cm"/>
    </style:style>
    <style:style style:name="co7" style:family="table-column">
      <style:table-column-properties fo:break-before="auto" style:column-width="6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8000">
      <style:text-properties style:font-name="Courier New" fo:font-size="12pt" style:font-size-asian="12pt" style:font-size-complex="12pt"/>
    </style:style>
    <style:style style:name="ce2" style:family="table-cell" style:parent-style-name="Default" style:data-style-name="N108">
      <style:text-properties style:font-name="Courier New" fo:font-size="12pt" style:font-size-asian="12pt" style:font-size-complex="12pt"/>
    </style:style>
    <style:style style:name="ce3" style:family="table-cell" style:parent-style-name="Default" style:data-style-name="N8000">
      <style:text-properties fo:color="#000000" style:font-name="Courier New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4" style:family="table-cell" style:parent-style-name="Default" style:data-style-name="N8100">
      <style:text-properties style:font-name="Courier New" fo:font-size="12pt" style:font-size-asian="12pt" style:font-size-complex="12pt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2">
          <table:table-cell/>
          <table:table-cell office:value-type="string">
            <text:p>YYYY-MM-DD HH:MM:SS</text:p>
          </table:table-cell>
          <table:table-cell table:style-name="ce3" office:value-type="string">
            <text:p>0.0###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table:formula="of:=DATE(2023;1;10)+TIME(13;0;0)" office:value-type="date" office:date-value="2023-01-10T13:00:00">
            <text:p>2023-01-10 13:00:00</text:p>
          </table:table-cell>
          <table:table-cell table:formula="of:=RAND()*100" office:value-type="float" office:value="71.9928785925731">
            <text:p>71.9928785926</text:p>
          </table:table-cell>
          <table:table-cell/>
          <table:table-cell table:style-name="ce1" table:formula="of:=&quot;{&quot;&quot;label&quot;&quot;: &quot;&quot;&quot;&amp;TEXT([.B4];[.$B$1])&amp;&quot;&quot;&quot;, &quot;&quot;value&quot;&quot;:&quot;&amp;TEXT([.C4];[.$C$1])&amp;&quot;},&quot;" office:value-type="string" office:string-value="{&quot;label&quot;: &quot;2023-01-10 13:00:00&quot;, &quot;value&quot;:71.9929},">
            <text:p>{"label": "2023-01-10 13:00:00", "value":71.9929},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table:formula="of:=[.A5]*0.0000115740740740741+[.$B$4]" office:value-type="date" office:date-value="2023-01-10T13:00:05">
            <text:p>2023-01-10 13:00:05</text:p>
          </table:table-cell>
          <table:table-cell table:formula="of:=RAND()*100" office:value-type="float" office:value="15.4899309389293">
            <text:p>15.4899309389</text:p>
          </table:table-cell>
          <table:table-cell/>
          <table:table-cell table:style-name="ce1" table:formula="of:=&quot;{&quot;&quot;label&quot;&quot;: &quot;&quot;&quot;&amp;TEXT([.B5];[.$B$1])&amp;&quot;&quot;&quot;, &quot;&quot;value&quot;&quot;:&quot;&amp;TEXT([.C5];[.$C$1])&amp;&quot;},&quot;" office:value-type="string" office:string-value="{&quot;label&quot;: &quot;2023-01-10 13:00:05&quot;, &quot;value&quot;:15.4899},">
            <text:p>{"label": "2023-01-10 13:00:05", "value":15.4899},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formula="of:=[.A6]*0.0000115740740740741+[.$B$4]" office:value-type="date" office:date-value="2023-01-10T13:00:10">
            <text:p>2023-01-10 13:00:10</text:p>
          </table:table-cell>
          <table:table-cell table:formula="of:=RAND()*100" office:value-type="float" office:value="23.8894073059782">
            <text:p>23.889407306</text:p>
          </table:table-cell>
          <table:table-cell/>
          <table:table-cell table:style-name="ce1" table:formula="of:=&quot;{&quot;&quot;label&quot;&quot;: &quot;&quot;&quot;&amp;TEXT([.B6];[.$B$1])&amp;&quot;&quot;&quot;, &quot;&quot;value&quot;&quot;:&quot;&amp;TEXT([.C6];[.$C$1])&amp;&quot;},&quot;" office:value-type="string" office:string-value="{&quot;label&quot;: &quot;2023-01-10 13:00:10&quot;, &quot;value&quot;:23.8894},">
            <text:p>{"label": "2023-01-10 13:00:10", "value":23.8894},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formula="of:=[.A7]*0.0000115740740740741+[.$B$4]" office:value-type="date" office:date-value="2023-01-10T13:00:15">
            <text:p>2023-01-10 13:00:15</text:p>
          </table:table-cell>
          <table:table-cell table:formula="of:=RAND()*100" office:value-type="float" office:value="76.4456088654697">
            <text:p>76.4456088655</text:p>
          </table:table-cell>
          <table:table-cell/>
          <table:table-cell table:style-name="ce1" table:formula="of:=&quot;{&quot;&quot;label&quot;&quot;: &quot;&quot;&quot;&amp;TEXT([.B7];[.$B$1])&amp;&quot;&quot;&quot;, &quot;&quot;value&quot;&quot;:&quot;&amp;TEXT([.C7];[.$C$1])&amp;&quot;},&quot;" office:value-type="string" office:string-value="{&quot;label&quot;: &quot;2023-01-10 13:00:15&quot;, &quot;value&quot;:76.4456},">
            <text:p>{"label": "2023-01-10 13:00:15", "value":76.4456},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formula="of:=[.A8]*0.0000115740740740741+[.$B$4]" office:value-type="date" office:date-value="2023-01-10T13:00:20">
            <text:p>2023-01-10 13:00:20</text:p>
          </table:table-cell>
          <table:table-cell table:formula="of:=RAND()*100" office:value-type="float" office:value="11.2046621739864">
            <text:p>11.204662174</text:p>
          </table:table-cell>
          <table:table-cell/>
          <table:table-cell table:style-name="ce1" table:formula="of:=&quot;{&quot;&quot;label&quot;&quot;: &quot;&quot;&quot;&amp;TEXT([.B8];[.$B$1])&amp;&quot;&quot;&quot;, &quot;&quot;value&quot;&quot;:&quot;&amp;TEXT([.C8];[.$C$1])&amp;&quot;},&quot;" office:value-type="string" office:string-value="{&quot;label&quot;: &quot;2023-01-10 13:00:20&quot;, &quot;value&quot;:11.2047},">
            <text:p>{"label": "2023-01-10 13:00:20", "value":11.2047},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formula="of:=[.A9]*0.0000115740740740741+[.$B$4]" office:value-type="date" office:date-value="2023-01-10T13:00:25">
            <text:p>2023-01-10 13:00:25</text:p>
          </table:table-cell>
          <table:table-cell table:formula="of:=RAND()*100" office:value-type="float" office:value="41.4828741922975">
            <text:p>41.4828741923</text:p>
          </table:table-cell>
          <table:table-cell/>
          <table:table-cell table:style-name="ce1" table:formula="of:=&quot;{&quot;&quot;label&quot;&quot;: &quot;&quot;&quot;&amp;TEXT([.B9];[.$B$1])&amp;&quot;&quot;&quot;, &quot;&quot;value&quot;&quot;:&quot;&amp;TEXT([.C9];[.$C$1])&amp;&quot;},&quot;" office:value-type="string" office:string-value="{&quot;label&quot;: &quot;2023-01-10 13:00:25&quot;, &quot;value&quot;:41.4829},">
            <text:p>{"label": "2023-01-10 13:00:25", "value":41.4829},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formula="of:=[.A10]*0.0000115740740740741+[.$B$4]" office:value-type="date" office:date-value="2023-01-10T13:00:30">
            <text:p>2023-01-10 13:00:30</text:p>
          </table:table-cell>
          <table:table-cell table:formula="of:=RAND()*100" office:value-type="float" office:value="50.8371989475563">
            <text:p>50.8371989476</text:p>
          </table:table-cell>
          <table:table-cell/>
          <table:table-cell table:style-name="ce1" table:formula="of:=&quot;{&quot;&quot;label&quot;&quot;: &quot;&quot;&quot;&amp;TEXT([.B10];[.$B$1])&amp;&quot;&quot;&quot;, &quot;&quot;value&quot;&quot;:&quot;&amp;TEXT([.C10];[.$C$1])&amp;&quot;},&quot;" office:value-type="string" office:string-value="{&quot;label&quot;: &quot;2023-01-10 13:00:30&quot;, &quot;value&quot;:50.8372},">
            <text:p>{"label": "2023-01-10 13:00:30", "value":50.8372},</text:p>
          </table:table-cell>
          <table:table-cell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formula="of:=[.A11]*0.0000115740740740741+[.$B$4]" office:value-type="date" office:date-value="2023-01-10T13:00:35">
            <text:p>2023-01-10 13:00:35</text:p>
          </table:table-cell>
          <table:table-cell table:formula="of:=RAND()*100" office:value-type="float" office:value="37.5209637219086">
            <text:p>37.5209637219</text:p>
          </table:table-cell>
          <table:table-cell/>
          <table:table-cell table:style-name="ce1" table:formula="of:=&quot;{&quot;&quot;label&quot;&quot;: &quot;&quot;&quot;&amp;TEXT([.B11];[.$B$1])&amp;&quot;&quot;&quot;, &quot;&quot;value&quot;&quot;:&quot;&amp;TEXT([.C11];[.$C$1])&amp;&quot;},&quot;" office:value-type="string" office:string-value="{&quot;label&quot;: &quot;2023-01-10 13:00:35&quot;, &quot;value&quot;:37.521},">
            <text:p>{"label": "2023-01-10 13:00:35", "value":37.521},</text:p>
          </table:table-cell>
          <table:table-cell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formula="of:=[.A12]*0.0000115740740740741+[.$B$4]" office:value-type="date" office:date-value="2023-01-10T13:00:40">
            <text:p>2023-01-10 13:00:40</text:p>
          </table:table-cell>
          <table:table-cell table:formula="of:=RAND()*100" office:value-type="float" office:value="86.5357789909467">
            <text:p>86.5357789909</text:p>
          </table:table-cell>
          <table:table-cell/>
          <table:table-cell table:style-name="ce1" table:formula="of:=&quot;{&quot;&quot;label&quot;&quot;: &quot;&quot;&quot;&amp;TEXT([.B12];[.$B$1])&amp;&quot;&quot;&quot;, &quot;&quot;value&quot;&quot;:&quot;&amp;TEXT([.C12];[.$C$1])&amp;&quot;},&quot;" office:value-type="string" office:string-value="{&quot;label&quot;: &quot;2023-01-10 13:00:40&quot;, &quot;value&quot;:86.5358},">
            <text:p>{"label": "2023-01-10 13:00:40", "value":86.5358},</text:p>
          </table:table-cell>
          <table:table-cell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formula="of:=[.A13]*0.0000115740740740741+[.$B$4]" office:value-type="date" office:date-value="2023-01-10T13:00:45">
            <text:p>2023-01-10 13:00:45</text:p>
          </table:table-cell>
          <table:table-cell table:formula="of:=RAND()*100" office:value-type="float" office:value="99.1355058737099">
            <text:p>99.1355058737</text:p>
          </table:table-cell>
          <table:table-cell/>
          <table:table-cell table:style-name="ce1" table:formula="of:=&quot;{&quot;&quot;label&quot;&quot;: &quot;&quot;&quot;&amp;TEXT([.B13];[.$B$1])&amp;&quot;&quot;&quot;, &quot;&quot;value&quot;&quot;:&quot;&amp;TEXT([.C13];[.$C$1])&amp;&quot;},&quot;" office:value-type="string" office:string-value="{&quot;label&quot;: &quot;2023-01-10 13:00:45&quot;, &quot;value&quot;:99.1355},">
            <text:p>{"label": "2023-01-10 13:00:45", "value":99.1355},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table:formula="of:=[.A14]*0.0000115740740740741+[.$B$4]" office:value-type="date" office:date-value="2023-01-10T13:00:50">
            <text:p>2023-01-10 13:00:50</text:p>
          </table:table-cell>
          <table:table-cell table:formula="of:=RAND()*100" office:value-type="float" office:value="14.6402879152447">
            <text:p>14.6402879152</text:p>
          </table:table-cell>
          <table:table-cell/>
          <table:table-cell table:style-name="ce1" table:formula="of:=&quot;{&quot;&quot;label&quot;&quot;: &quot;&quot;&quot;&amp;TEXT([.B14];[.$B$1])&amp;&quot;&quot;&quot;, &quot;&quot;value&quot;&quot;:&quot;&amp;TEXT([.C14];[.$C$1])&amp;&quot;},&quot;" office:value-type="string" office:string-value="{&quot;label&quot;: &quot;2023-01-10 13:00:50&quot;, &quot;value&quot;:14.6403},">
            <text:p>{"label": "2023-01-10 13:00:50", "value":14.6403},</text:p>
          </table:table-cell>
          <table:table-cell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formula="of:=[.A15]*0.0000115740740740741+[.$B$4]" office:value-type="date" office:date-value="2023-01-10T13:00:55">
            <text:p>2023-01-10 13:00:55</text:p>
          </table:table-cell>
          <table:table-cell table:formula="of:=RAND()*100" office:value-type="float" office:value="80.5668295826763">
            <text:p>80.5668295827</text:p>
          </table:table-cell>
          <table:table-cell/>
          <table:table-cell table:style-name="ce1" table:formula="of:=&quot;{&quot;&quot;label&quot;&quot;: &quot;&quot;&quot;&amp;TEXT([.B15];[.$B$1])&amp;&quot;&quot;&quot;, &quot;&quot;value&quot;&quot;:&quot;&amp;TEXT([.C15];[.$C$1])&amp;&quot;},&quot;" office:value-type="string" office:string-value="{&quot;label&quot;: &quot;2023-01-10 13:00:55&quot;, &quot;value&quot;:80.5668},">
            <text:p>{"label": "2023-01-10 13:00:55", "value":80.5668},</text:p>
          </table:table-cell>
          <table:table-cell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formula="of:=[.A16]*0.0000115740740740741+[.$B$4]" office:value-type="date" office:date-value="2023-01-10T13:01:00">
            <text:p>2023-01-10 13:01:00</text:p>
          </table:table-cell>
          <table:table-cell table:formula="of:=RAND()*100" office:value-type="float" office:value="79.4321876950562">
            <text:p>79.4321876951</text:p>
          </table:table-cell>
          <table:table-cell/>
          <table:table-cell table:style-name="ce1" table:formula="of:=&quot;{&quot;&quot;label&quot;&quot;: &quot;&quot;&quot;&amp;TEXT([.B16];[.$B$1])&amp;&quot;&quot;&quot;, &quot;&quot;value&quot;&quot;:&quot;&amp;TEXT([.C16];[.$C$1])&amp;&quot;},&quot;" office:value-type="string" office:string-value="{&quot;label&quot;: &quot;2023-01-10 13:01:00&quot;, &quot;value&quot;:79.4322},">
            <text:p>{"label": "2023-01-10 13:01:00", "value":79.4322},</text:p>
          </table:table-cell>
          <table:table-cell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formula="of:=[.A17]*0.0000115740740740741+[.$B$4]" office:value-type="date" office:date-value="2023-01-10T13:01:05">
            <text:p>2023-01-10 13:01:05</text:p>
          </table:table-cell>
          <table:table-cell table:formula="of:=RAND()*100" office:value-type="float" office:value="79.1328184073791">
            <text:p>79.1328184074</text:p>
          </table:table-cell>
          <table:table-cell/>
          <table:table-cell table:style-name="ce1" table:formula="of:=&quot;{&quot;&quot;label&quot;&quot;: &quot;&quot;&quot;&amp;TEXT([.B17];[.$B$1])&amp;&quot;&quot;&quot;, &quot;&quot;value&quot;&quot;:&quot;&amp;TEXT([.C17];[.$C$1])&amp;&quot;},&quot;" office:value-type="string" office:string-value="{&quot;label&quot;: &quot;2023-01-10 13:01:05&quot;, &quot;value&quot;:79.1328},">
            <text:p>{"label": "2023-01-10 13:01:05", "value":79.1328},</text:p>
          </table:table-cell>
          <table:table-cell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formula="of:=[.A18]*0.0000115740740740741+[.$B$4]" office:value-type="date" office:date-value="2023-01-10T13:01:10">
            <text:p>2023-01-10 13:01:10</text:p>
          </table:table-cell>
          <table:table-cell table:formula="of:=RAND()*100" office:value-type="float" office:value="28.1662269262597">
            <text:p>28.1662269263</text:p>
          </table:table-cell>
          <table:table-cell/>
          <table:table-cell table:style-name="ce1" table:formula="of:=&quot;{&quot;&quot;label&quot;&quot;: &quot;&quot;&quot;&amp;TEXT([.B18];[.$B$1])&amp;&quot;&quot;&quot;, &quot;&quot;value&quot;&quot;:&quot;&amp;TEXT([.C18];[.$C$1])&amp;&quot;},&quot;" office:value-type="string" office:string-value="{&quot;label&quot;: &quot;2023-01-10 13:01:10&quot;, &quot;value&quot;:28.1662},">
            <text:p>{"label": "2023-01-10 13:01:10", "value":28.1662},</text:p>
          </table:table-cell>
          <table:table-cell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formula="of:=[.A19]*0.0000115740740740741+[.$B$4]" office:value-type="date" office:date-value="2023-01-10T13:01:15">
            <text:p>2023-01-10 13:01:15</text:p>
          </table:table-cell>
          <table:table-cell table:formula="of:=RAND()*100" office:value-type="float" office:value="60.0547359790653">
            <text:p>60.0547359791</text:p>
          </table:table-cell>
          <table:table-cell/>
          <table:table-cell table:style-name="ce1" table:formula="of:=&quot;{&quot;&quot;label&quot;&quot;: &quot;&quot;&quot;&amp;TEXT([.B19];[.$B$1])&amp;&quot;&quot;&quot;, &quot;&quot;value&quot;&quot;:&quot;&amp;TEXT([.C19];[.$C$1])&amp;&quot;},&quot;" office:value-type="string" office:string-value="{&quot;label&quot;: &quot;2023-01-10 13:01:15&quot;, &quot;value&quot;:60.0547},">
            <text:p>{"label": "2023-01-10 13:01:15", "value":60.0547},</text:p>
          </table:table-cell>
          <table:table-cell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formula="of:=[.A20]*0.0000115740740740741+[.$B$4]" office:value-type="date" office:date-value="2023-01-10T13:01:20">
            <text:p>2023-01-10 13:01:20</text:p>
          </table:table-cell>
          <table:table-cell table:formula="of:=RAND()*100" office:value-type="float" office:value="44.3195923930034">
            <text:p>44.319592393</text:p>
          </table:table-cell>
          <table:table-cell/>
          <table:table-cell table:style-name="ce1" table:formula="of:=&quot;{&quot;&quot;label&quot;&quot;: &quot;&quot;&quot;&amp;TEXT([.B20];[.$B$1])&amp;&quot;&quot;&quot;, &quot;&quot;value&quot;&quot;:&quot;&amp;TEXT([.C20];[.$C$1])&amp;&quot;},&quot;" office:value-type="string" office:string-value="{&quot;label&quot;: &quot;2023-01-10 13:01:20&quot;, &quot;value&quot;:44.3196},">
            <text:p>{"label": "2023-01-10 13:01:20", "value":44.3196},</text:p>
          </table:table-cell>
          <table:table-cell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formula="of:=[.A21]*0.0000115740740740741+[.$B$4]" office:value-type="date" office:date-value="2023-01-10T13:01:25">
            <text:p>2023-01-10 13:01:25</text:p>
          </table:table-cell>
          <table:table-cell table:formula="of:=RAND()*100" office:value-type="float" office:value="74.8644081410021">
            <text:p>74.864408141</text:p>
          </table:table-cell>
          <table:table-cell/>
          <table:table-cell table:style-name="ce1" table:formula="of:=&quot;{&quot;&quot;label&quot;&quot;: &quot;&quot;&quot;&amp;TEXT([.B21];[.$B$1])&amp;&quot;&quot;&quot;, &quot;&quot;value&quot;&quot;:&quot;&amp;TEXT([.C21];[.$C$1])&amp;&quot;},&quot;" office:value-type="string" office:string-value="{&quot;label&quot;: &quot;2023-01-10 13:01:25&quot;, &quot;value&quot;:74.8644},">
            <text:p>{"label": "2023-01-10 13:01:25", "value":74.8644},</text:p>
          </table:table-cell>
          <table:table-cell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formula="of:=[.A22]*0.0000115740740740741+[.$B$4]" office:value-type="date" office:date-value="2023-01-10T13:01:30">
            <text:p>2023-01-10 13:01:30</text:p>
          </table:table-cell>
          <table:table-cell table:formula="of:=RAND()*100" office:value-type="float" office:value="38.86026176624">
            <text:p>38.8602617662</text:p>
          </table:table-cell>
          <table:table-cell/>
          <table:table-cell table:style-name="ce1" table:formula="of:=&quot;{&quot;&quot;label&quot;&quot;: &quot;&quot;&quot;&amp;TEXT([.B22];[.$B$1])&amp;&quot;&quot;&quot;, &quot;&quot;value&quot;&quot;:&quot;&amp;TEXT([.C22];[.$C$1])&amp;&quot;},&quot;" office:value-type="string" office:string-value="{&quot;label&quot;: &quot;2023-01-10 13:01:30&quot;, &quot;value&quot;:38.8603},">
            <text:p>{"label": "2023-01-10 13:01:30", "value":38.8603},</text:p>
          </table:table-cell>
          <table:table-cell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formula="of:=[.A23]*0.0000115740740740741+[.$B$4]" office:value-type="date" office:date-value="2023-01-10T13:01:35">
            <text:p>2023-01-10 13:01:35</text:p>
          </table:table-cell>
          <table:table-cell table:formula="of:=RAND()*100" office:value-type="float" office:value="44.5483305258676">
            <text:p>44.5483305259</text:p>
          </table:table-cell>
          <table:table-cell/>
          <table:table-cell table:style-name="ce1" table:formula="of:=&quot;{&quot;&quot;label&quot;&quot;: &quot;&quot;&quot;&amp;TEXT([.B23];[.$B$1])&amp;&quot;&quot;&quot;, &quot;&quot;value&quot;&quot;:&quot;&amp;TEXT([.C23];[.$C$1])&amp;&quot;},&quot;" office:value-type="string" office:string-value="{&quot;label&quot;: &quot;2023-01-10 13:01:35&quot;, &quot;value&quot;:44.5483},">
            <text:p>{"label": "2023-01-10 13:01:35", "value":44.5483},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formula="of:=[.A24]*0.0000115740740740741+[.$B$4]" office:value-type="date" office:date-value="2023-01-10T13:01:40">
            <text:p>2023-01-10 13:01:40</text:p>
          </table:table-cell>
          <table:table-cell table:formula="of:=RAND()*100" office:value-type="float" office:value="33.5120229516178">
            <text:p>33.5120229516</text:p>
          </table:table-cell>
          <table:table-cell/>
          <table:table-cell table:style-name="ce1" table:formula="of:=&quot;{&quot;&quot;label&quot;&quot;: &quot;&quot;&quot;&amp;TEXT([.B24];[.$B$1])&amp;&quot;&quot;&quot;, &quot;&quot;value&quot;&quot;:&quot;&amp;TEXT([.C24];[.$C$1])&amp;&quot;},&quot;" office:value-type="string" office:string-value="{&quot;label&quot;: &quot;2023-01-10 13:01:40&quot;, &quot;value&quot;:33.512},">
            <text:p>{"label": "2023-01-10 13:01:40", "value":33.512},</text:p>
          </table:table-cell>
          <table:table-cell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formula="of:=[.A25]*0.0000115740740740741+[.$B$4]" office:value-type="date" office:date-value="2023-01-10T13:01:45">
            <text:p>2023-01-10 13:01:45</text:p>
          </table:table-cell>
          <table:table-cell table:formula="of:=RAND()*100" office:value-type="float" office:value="88.2885523606092">
            <text:p>88.2885523606</text:p>
          </table:table-cell>
          <table:table-cell/>
          <table:table-cell table:style-name="ce1" table:formula="of:=&quot;{&quot;&quot;label&quot;&quot;: &quot;&quot;&quot;&amp;TEXT([.B25];[.$B$1])&amp;&quot;&quot;&quot;, &quot;&quot;value&quot;&quot;:&quot;&amp;TEXT([.C25];[.$C$1])&amp;&quot;},&quot;" office:value-type="string" office:string-value="{&quot;label&quot;: &quot;2023-01-10 13:01:45&quot;, &quot;value&quot;:88.2886},">
            <text:p>{"label": "2023-01-10 13:01:45", "value":88.2886},</text:p>
          </table:table-cell>
          <table:table-cell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formula="of:=[.A26]*0.0000115740740740741+[.$B$4]" office:value-type="date" office:date-value="2023-01-10T13:01:50">
            <text:p>2023-01-10 13:01:50</text:p>
          </table:table-cell>
          <table:table-cell table:formula="of:=RAND()*100" office:value-type="float" office:value="85.6685292208567">
            <text:p>85.6685292209</text:p>
          </table:table-cell>
          <table:table-cell/>
          <table:table-cell table:style-name="ce1" table:formula="of:=&quot;{&quot;&quot;label&quot;&quot;: &quot;&quot;&quot;&amp;TEXT([.B26];[.$B$1])&amp;&quot;&quot;&quot;, &quot;&quot;value&quot;&quot;:&quot;&amp;TEXT([.C26];[.$C$1])&amp;&quot;},&quot;" office:value-type="string" office:string-value="{&quot;label&quot;: &quot;2023-01-10 13:01:50&quot;, &quot;value&quot;:85.6685},">
            <text:p>{"label": "2023-01-10 13:01:50", "value":85.6685},</text:p>
          </table:table-cell>
          <table:table-cell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formula="of:=[.A27]*0.0000115740740740741+[.$B$4]" office:value-type="date" office:date-value="2023-01-10T13:01:55">
            <text:p>2023-01-10 13:01:55</text:p>
          </table:table-cell>
          <table:table-cell table:formula="of:=RAND()*100" office:value-type="float" office:value="0.180112454108894">
            <text:p>0.1801124541</text:p>
          </table:table-cell>
          <table:table-cell/>
          <table:table-cell table:style-name="ce1" table:formula="of:=&quot;{&quot;&quot;label&quot;&quot;: &quot;&quot;&quot;&amp;TEXT([.B27];[.$B$1])&amp;&quot;&quot;&quot;, &quot;&quot;value&quot;&quot;:&quot;&amp;TEXT([.C27];[.$C$1])&amp;&quot;},&quot;" office:value-type="string" office:string-value="{&quot;label&quot;: &quot;2023-01-10 13:01:55&quot;, &quot;value&quot;:0.1801},">
            <text:p>{"label": "2023-01-10 13:01:55", "value":0.1801},</text:p>
          </table:table-cell>
          <table:table-cell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formula="of:=[.A28]*0.0000115740740740741+[.$B$4]" office:value-type="date" office:date-value="2023-01-10T13:02:00">
            <text:p>2023-01-10 13:02:00</text:p>
          </table:table-cell>
          <table:table-cell table:formula="of:=RAND()*100" office:value-type="float" office:value="26.3026833999902">
            <text:p>26.3026834</text:p>
          </table:table-cell>
          <table:table-cell/>
          <table:table-cell table:style-name="ce1" table:formula="of:=&quot;{&quot;&quot;label&quot;&quot;: &quot;&quot;&quot;&amp;TEXT([.B28];[.$B$1])&amp;&quot;&quot;&quot;, &quot;&quot;value&quot;&quot;:&quot;&amp;TEXT([.C28];[.$C$1])&amp;&quot;},&quot;" office:value-type="string" office:string-value="{&quot;label&quot;: &quot;2023-01-10 13:02:00&quot;, &quot;value&quot;:26.3027},">
            <text:p>{"label": "2023-01-10 13:02:00", "value":26.3027},</text:p>
          </table:table-cell>
          <table:table-cell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formula="of:=[.A29]*0.0000115740740740741+[.$B$4]" office:value-type="date" office:date-value="2023-01-10T13:02:05">
            <text:p>2023-01-10 13:02:05</text:p>
          </table:table-cell>
          <table:table-cell table:formula="of:=RAND()*100" office:value-type="float" office:value="25.9189380099997">
            <text:p>25.91893801</text:p>
          </table:table-cell>
          <table:table-cell/>
          <table:table-cell table:style-name="ce1" table:formula="of:=&quot;{&quot;&quot;label&quot;&quot;: &quot;&quot;&quot;&amp;TEXT([.B29];[.$B$1])&amp;&quot;&quot;&quot;, &quot;&quot;value&quot;&quot;:&quot;&amp;TEXT([.C29];[.$C$1])&amp;&quot;},&quot;" office:value-type="string" office:string-value="{&quot;label&quot;: &quot;2023-01-10 13:02:05&quot;, &quot;value&quot;:25.9189},">
            <text:p>{"label": "2023-01-10 13:02:05", "value":25.9189},</text:p>
          </table:table-cell>
          <table:table-cell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formula="of:=[.A30]*0.0000115740740740741+[.$B$4]" office:value-type="date" office:date-value="2023-01-10T13:02:10">
            <text:p>2023-01-10 13:02:10</text:p>
          </table:table-cell>
          <table:table-cell table:formula="of:=RAND()*100" office:value-type="float" office:value="90.551038319245">
            <text:p>90.5510383192</text:p>
          </table:table-cell>
          <table:table-cell/>
          <table:table-cell table:style-name="ce1" table:formula="of:=&quot;{&quot;&quot;label&quot;&quot;: &quot;&quot;&quot;&amp;TEXT([.B30];[.$B$1])&amp;&quot;&quot;&quot;, &quot;&quot;value&quot;&quot;:&quot;&amp;TEXT([.C30];[.$C$1])&amp;&quot;},&quot;" office:value-type="string" office:string-value="{&quot;label&quot;: &quot;2023-01-10 13:02:10&quot;, &quot;value&quot;:90.551},">
            <text:p>{"label": "2023-01-10 13:02:10", "value":90.551},</text:p>
          </table:table-cell>
          <table:table-cell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formula="of:=[.A31]*0.0000115740740740741+[.$B$4]" office:value-type="date" office:date-value="2023-01-10T13:02:15">
            <text:p>2023-01-10 13:02:15</text:p>
          </table:table-cell>
          <table:table-cell table:formula="of:=RAND()*100" office:value-type="float" office:value="96.3589998660609">
            <text:p>96.3589998661</text:p>
          </table:table-cell>
          <table:table-cell/>
          <table:table-cell table:style-name="ce1" table:formula="of:=&quot;{&quot;&quot;label&quot;&quot;: &quot;&quot;&quot;&amp;TEXT([.B31];[.$B$1])&amp;&quot;&quot;&quot;, &quot;&quot;value&quot;&quot;:&quot;&amp;TEXT([.C31];[.$C$1])&amp;&quot;},&quot;" office:value-type="string" office:string-value="{&quot;label&quot;: &quot;2023-01-10 13:02:15&quot;, &quot;value&quot;:96.359},">
            <text:p>{"label": "2023-01-10 13:02:15", "value":96.359},</text:p>
          </table:table-cell>
          <table:table-cell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formula="of:=[.A32]*0.0000115740740740741+[.$B$4]" office:value-type="date" office:date-value="2023-01-10T13:02:20">
            <text:p>2023-01-10 13:02:20</text:p>
          </table:table-cell>
          <table:table-cell table:formula="of:=RAND()*100" office:value-type="float" office:value="25.6883209804073">
            <text:p>25.6883209804</text:p>
          </table:table-cell>
          <table:table-cell/>
          <table:table-cell table:style-name="ce1" table:formula="of:=&quot;{&quot;&quot;label&quot;&quot;: &quot;&quot;&quot;&amp;TEXT([.B32];[.$B$1])&amp;&quot;&quot;&quot;, &quot;&quot;value&quot;&quot;:&quot;&amp;TEXT([.C32];[.$C$1])&amp;&quot;},&quot;" office:value-type="string" office:string-value="{&quot;label&quot;: &quot;2023-01-10 13:02:20&quot;, &quot;value&quot;:25.6883},">
            <text:p>{"label": "2023-01-10 13:02:20", "value":25.6883},</text:p>
          </table:table-cell>
          <table:table-cell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formula="of:=[.A33]*0.0000115740740740741+[.$B$4]" office:value-type="date" office:date-value="2023-01-10T13:02:25">
            <text:p>2023-01-10 13:02:25</text:p>
          </table:table-cell>
          <table:table-cell table:formula="of:=RAND()*100" office:value-type="float" office:value="60.4743741452694">
            <text:p>60.4743741453</text:p>
          </table:table-cell>
          <table:table-cell/>
          <table:table-cell table:style-name="ce1" table:formula="of:=&quot;{&quot;&quot;label&quot;&quot;: &quot;&quot;&quot;&amp;TEXT([.B33];[.$B$1])&amp;&quot;&quot;&quot;, &quot;&quot;value&quot;&quot;:&quot;&amp;TEXT([.C33];[.$C$1])&amp;&quot;},&quot;" office:value-type="string" office:string-value="{&quot;label&quot;: &quot;2023-01-10 13:02:25&quot;, &quot;value&quot;:60.4744},">
            <text:p>{"label": "2023-01-10 13:02:25", "value":60.4744},</text:p>
          </table:table-cell>
          <table:table-cell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formula="of:=[.A34]*0.0000115740740740741+[.$B$4]" office:value-type="date" office:date-value="2023-01-10T13:02:30">
            <text:p>2023-01-10 13:02:30</text:p>
          </table:table-cell>
          <table:table-cell table:formula="of:=RAND()*100" office:value-type="float" office:value="6.62130897399038">
            <text:p>6.621308974</text:p>
          </table:table-cell>
          <table:table-cell/>
          <table:table-cell table:style-name="ce1" table:formula="of:=&quot;{&quot;&quot;label&quot;&quot;: &quot;&quot;&quot;&amp;TEXT([.B34];[.$B$1])&amp;&quot;&quot;&quot;, &quot;&quot;value&quot;&quot;:&quot;&amp;TEXT([.C34];[.$C$1])&amp;&quot;},&quot;" office:value-type="string" office:string-value="{&quot;label&quot;: &quot;2023-01-10 13:02:30&quot;, &quot;value&quot;:6.6213},">
            <text:p>{"label": "2023-01-10 13:02:30", "value":6.6213},</text:p>
          </table:table-cell>
          <table:table-cell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formula="of:=[.A35]*0.0000115740740740741+[.$B$4]" office:value-type="date" office:date-value="2023-01-10T13:02:35">
            <text:p>2023-01-10 13:02:35</text:p>
          </table:table-cell>
          <table:table-cell table:formula="of:=RAND()*100" office:value-type="float" office:value="70.857264357619">
            <text:p>70.8572643576</text:p>
          </table:table-cell>
          <table:table-cell/>
          <table:table-cell table:style-name="ce1" table:formula="of:=&quot;{&quot;&quot;label&quot;&quot;: &quot;&quot;&quot;&amp;TEXT([.B35];[.$B$1])&amp;&quot;&quot;&quot;, &quot;&quot;value&quot;&quot;:&quot;&amp;TEXT([.C35];[.$C$1])&amp;&quot;},&quot;" office:value-type="string" office:string-value="{&quot;label&quot;: &quot;2023-01-10 13:02:35&quot;, &quot;value&quot;:70.8573},">
            <text:p>{"label": "2023-01-10 13:02:35", "value":70.8573},</text:p>
          </table:table-cell>
          <table:table-cell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formula="of:=[.A36]*0.0000115740740740741+[.$B$4]" office:value-type="date" office:date-value="2023-01-10T13:02:40">
            <text:p>2023-01-10 13:02:40</text:p>
          </table:table-cell>
          <table:table-cell table:formula="of:=RAND()*100" office:value-type="float" office:value="37.6198841724545">
            <text:p>37.6198841725</text:p>
          </table:table-cell>
          <table:table-cell/>
          <table:table-cell table:style-name="ce1" table:formula="of:=&quot;{&quot;&quot;label&quot;&quot;: &quot;&quot;&quot;&amp;TEXT([.B36];[.$B$1])&amp;&quot;&quot;&quot;, &quot;&quot;value&quot;&quot;:&quot;&amp;TEXT([.C36];[.$C$1])&amp;&quot;},&quot;" office:value-type="string" office:string-value="{&quot;label&quot;: &quot;2023-01-10 13:02:40&quot;, &quot;value&quot;:37.6199},">
            <text:p>{"label": "2023-01-10 13:02:40", "value":37.6199},</text:p>
          </table:table-cell>
          <table:table-cell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formula="of:=[.A37]*0.0000115740740740741+[.$B$4]" office:value-type="date" office:date-value="2023-01-10T13:02:45">
            <text:p>2023-01-10 13:02:45</text:p>
          </table:table-cell>
          <table:table-cell table:formula="of:=RAND()*100" office:value-type="float" office:value="61.6547447396442">
            <text:p>61.6547447396</text:p>
          </table:table-cell>
          <table:table-cell/>
          <table:table-cell table:style-name="ce1" table:formula="of:=&quot;{&quot;&quot;label&quot;&quot;: &quot;&quot;&quot;&amp;TEXT([.B37];[.$B$1])&amp;&quot;&quot;&quot;, &quot;&quot;value&quot;&quot;:&quot;&amp;TEXT([.C37];[.$C$1])&amp;&quot;},&quot;" office:value-type="string" office:string-value="{&quot;label&quot;: &quot;2023-01-10 13:02:45&quot;, &quot;value&quot;:61.6547},">
            <text:p>{"label": "2023-01-10 13:02:45", "value":61.6547},</text:p>
          </table:table-cell>
          <table:table-cell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formula="of:=[.A38]*0.0000115740740740741+[.$B$4]" office:value-type="date" office:date-value="2023-01-10T13:02:50">
            <text:p>2023-01-10 13:02:50</text:p>
          </table:table-cell>
          <table:table-cell table:formula="of:=RAND()*100" office:value-type="float" office:value="57.6723751146346">
            <text:p>57.6723751146</text:p>
          </table:table-cell>
          <table:table-cell/>
          <table:table-cell table:style-name="ce1" table:formula="of:=&quot;{&quot;&quot;label&quot;&quot;: &quot;&quot;&quot;&amp;TEXT([.B38];[.$B$1])&amp;&quot;&quot;&quot;, &quot;&quot;value&quot;&quot;:&quot;&amp;TEXT([.C38];[.$C$1])&amp;&quot;},&quot;" office:value-type="string" office:string-value="{&quot;label&quot;: &quot;2023-01-10 13:02:50&quot;, &quot;value&quot;:57.6724},">
            <text:p>{"label": "2023-01-10 13:02:50", "value":57.6724},</text:p>
          </table:table-cell>
          <table:table-cell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formula="of:=[.A39]*0.0000115740740740741+[.$B$4]" office:value-type="date" office:date-value="2023-01-10T13:02:55">
            <text:p>2023-01-10 13:02:55</text:p>
          </table:table-cell>
          <table:table-cell table:formula="of:=RAND()*100" office:value-type="float" office:value="44.0539439674467">
            <text:p>44.0539439674</text:p>
          </table:table-cell>
          <table:table-cell/>
          <table:table-cell table:style-name="ce1" table:formula="of:=&quot;{&quot;&quot;label&quot;&quot;: &quot;&quot;&quot;&amp;TEXT([.B39];[.$B$1])&amp;&quot;&quot;&quot;, &quot;&quot;value&quot;&quot;:&quot;&amp;TEXT([.C39];[.$C$1])&amp;&quot;},&quot;" office:value-type="string" office:string-value="{&quot;label&quot;: &quot;2023-01-10 13:02:55&quot;, &quot;value&quot;:44.0539},">
            <text:p>{"label": "2023-01-10 13:02:55", "value":44.0539},</text:p>
          </table:table-cell>
          <table:table-cell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formula="of:=[.A40]*0.0000115740740740741+[.$B$4]" office:value-type="date" office:date-value="2023-01-10T13:03:00">
            <text:p>2023-01-10 13:03:00</text:p>
          </table:table-cell>
          <table:table-cell table:formula="of:=RAND()*100" office:value-type="float" office:value="16.9500732794404">
            <text:p>16.9500732794</text:p>
          </table:table-cell>
          <table:table-cell/>
          <table:table-cell table:style-name="ce1" table:formula="of:=&quot;{&quot;&quot;label&quot;&quot;: &quot;&quot;&quot;&amp;TEXT([.B40];[.$B$1])&amp;&quot;&quot;&quot;, &quot;&quot;value&quot;&quot;:&quot;&amp;TEXT([.C40];[.$C$1])&amp;&quot;},&quot;" office:value-type="string" office:string-value="{&quot;label&quot;: &quot;2023-01-10 13:03:00&quot;, &quot;value&quot;:16.9501},">
            <text:p>{"label": "2023-01-10 13:03:00", "value":16.9501},</text:p>
          </table:table-cell>
          <table:table-cell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formula="of:=[.A41]*0.0000115740740740741+[.$B$4]" office:value-type="date" office:date-value="2023-01-10T13:03:05">
            <text:p>2023-01-10 13:03:05</text:p>
          </table:table-cell>
          <table:table-cell table:formula="of:=RAND()*100" office:value-type="float" office:value="47.7970538660884">
            <text:p>47.7970538661</text:p>
          </table:table-cell>
          <table:table-cell/>
          <table:table-cell table:style-name="ce1" table:formula="of:=&quot;{&quot;&quot;label&quot;&quot;: &quot;&quot;&quot;&amp;TEXT([.B41];[.$B$1])&amp;&quot;&quot;&quot;, &quot;&quot;value&quot;&quot;:&quot;&amp;TEXT([.C41];[.$C$1])&amp;&quot;},&quot;" office:value-type="string" office:string-value="{&quot;label&quot;: &quot;2023-01-10 13:03:05&quot;, &quot;value&quot;:47.7971},">
            <text:p>{"label": "2023-01-10 13:03:05", "value":47.7971},</text:p>
          </table:table-cell>
          <table:table-cell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formula="of:=[.A42]*0.0000115740740740741+[.$B$4]" office:value-type="date" office:date-value="2023-01-10T13:03:10">
            <text:p>2023-01-10 13:03:10</text:p>
          </table:table-cell>
          <table:table-cell table:formula="of:=RAND()*100" office:value-type="float" office:value="80.7698592310771">
            <text:p>80.7698592311</text:p>
          </table:table-cell>
          <table:table-cell/>
          <table:table-cell table:style-name="ce1" table:formula="of:=&quot;{&quot;&quot;label&quot;&quot;: &quot;&quot;&quot;&amp;TEXT([.B42];[.$B$1])&amp;&quot;&quot;&quot;, &quot;&quot;value&quot;&quot;:&quot;&amp;TEXT([.C42];[.$C$1])&amp;&quot;},&quot;" office:value-type="string" office:string-value="{&quot;label&quot;: &quot;2023-01-10 13:03:10&quot;, &quot;value&quot;:80.7699},">
            <text:p>{"label": "2023-01-10 13:03:10", "value":80.7699},</text:p>
          </table:table-cell>
          <table:table-cell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formula="of:=[.A43]*0.0000115740740740741+[.$B$4]" office:value-type="date" office:date-value="2023-01-10T13:03:14.999999">
            <text:p>2023-01-10 13:03:15</text:p>
          </table:table-cell>
          <table:table-cell table:formula="of:=RAND()*100" office:value-type="float" office:value="42.5701884087175">
            <text:p>42.5701884087</text:p>
          </table:table-cell>
          <table:table-cell/>
          <table:table-cell table:style-name="ce1" table:formula="of:=&quot;{&quot;&quot;label&quot;&quot;: &quot;&quot;&quot;&amp;TEXT([.B43];[.$B$1])&amp;&quot;&quot;&quot;, &quot;&quot;value&quot;&quot;:&quot;&amp;TEXT([.C43];[.$C$1])&amp;&quot;},&quot;" office:value-type="string" office:string-value="{&quot;label&quot;: &quot;2023-01-10 13:03:15&quot;, &quot;value&quot;:42.5702},">
            <text:p>{"label": "2023-01-10 13:03:15", "value":42.5702},</text:p>
          </table:table-cell>
          <table:table-cell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formula="of:=[.A44]*0.0000115740740740741+[.$B$4]" office:value-type="date" office:date-value="2023-01-10T13:03:20">
            <text:p>2023-01-10 13:03:20</text:p>
          </table:table-cell>
          <table:table-cell table:formula="of:=RAND()*100" office:value-type="float" office:value="82.5715866638348">
            <text:p>82.5715866638</text:p>
          </table:table-cell>
          <table:table-cell/>
          <table:table-cell table:style-name="ce1" table:formula="of:=&quot;{&quot;&quot;label&quot;&quot;: &quot;&quot;&quot;&amp;TEXT([.B44];[.$B$1])&amp;&quot;&quot;&quot;, &quot;&quot;value&quot;&quot;:&quot;&amp;TEXT([.C44];[.$C$1])&amp;&quot;},&quot;" office:value-type="string" office:string-value="{&quot;label&quot;: &quot;2023-01-10 13:03:20&quot;, &quot;value&quot;:82.5716},">
            <text:p>{"label": "2023-01-10 13:03:20", "value":82.5716},</text:p>
          </table:table-cell>
          <table:table-cell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formula="of:=[.A45]*0.0000115740740740741+[.$B$4]" office:value-type="date" office:date-value="2023-01-10T13:03:25">
            <text:p>2023-01-10 13:03:25</text:p>
          </table:table-cell>
          <table:table-cell table:formula="of:=RAND()*100" office:value-type="float" office:value="3.08176414109766">
            <text:p>3.0817641411</text:p>
          </table:table-cell>
          <table:table-cell/>
          <table:table-cell table:style-name="ce1" table:formula="of:=&quot;{&quot;&quot;label&quot;&quot;: &quot;&quot;&quot;&amp;TEXT([.B45];[.$B$1])&amp;&quot;&quot;&quot;, &quot;&quot;value&quot;&quot;:&quot;&amp;TEXT([.C45];[.$C$1])&amp;&quot;},&quot;" office:value-type="string" office:string-value="{&quot;label&quot;: &quot;2023-01-10 13:03:25&quot;, &quot;value&quot;:3.0818},">
            <text:p>{"label": "2023-01-10 13:03:25", "value":3.0818},</text:p>
          </table:table-cell>
          <table:table-cell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formula="of:=[.A46]*0.0000115740740740741+[.$B$4]" office:value-type="date" office:date-value="2023-01-10T13:03:30">
            <text:p>2023-01-10 13:03:30</text:p>
          </table:table-cell>
          <table:table-cell table:formula="of:=RAND()*100" office:value-type="float" office:value="52.9038701672107">
            <text:p>52.9038701672</text:p>
          </table:table-cell>
          <table:table-cell/>
          <table:table-cell table:style-name="ce1" table:formula="of:=&quot;{&quot;&quot;label&quot;&quot;: &quot;&quot;&quot;&amp;TEXT([.B46];[.$B$1])&amp;&quot;&quot;&quot;, &quot;&quot;value&quot;&quot;:&quot;&amp;TEXT([.C46];[.$C$1])&amp;&quot;},&quot;" office:value-type="string" office:string-value="{&quot;label&quot;: &quot;2023-01-10 13:03:30&quot;, &quot;value&quot;:52.9039},">
            <text:p>{"label": "2023-01-10 13:03:30", "value":52.9039},</text:p>
          </table:table-cell>
          <table:table-cell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formula="of:=[.A47]*0.0000115740740740741+[.$B$4]" office:value-type="date" office:date-value="2023-01-10T13:03:35">
            <text:p>2023-01-10 13:03:35</text:p>
          </table:table-cell>
          <table:table-cell table:formula="of:=RAND()*100" office:value-type="float" office:value="66.9736303854734">
            <text:p>66.9736303855</text:p>
          </table:table-cell>
          <table:table-cell/>
          <table:table-cell table:style-name="ce1" table:formula="of:=&quot;{&quot;&quot;label&quot;&quot;: &quot;&quot;&quot;&amp;TEXT([.B47];[.$B$1])&amp;&quot;&quot;&quot;, &quot;&quot;value&quot;&quot;:&quot;&amp;TEXT([.C47];[.$C$1])&amp;&quot;},&quot;" office:value-type="string" office:string-value="{&quot;label&quot;: &quot;2023-01-10 13:03:35&quot;, &quot;value&quot;:66.9736},">
            <text:p>{"label": "2023-01-10 13:03:35", "value":66.9736},</text:p>
          </table:table-cell>
          <table:table-cell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formula="of:=[.A48]*0.0000115740740740741+[.$B$4]" office:value-type="date" office:date-value="2023-01-10T13:03:40">
            <text:p>2023-01-10 13:03:40</text:p>
          </table:table-cell>
          <table:table-cell table:formula="of:=RAND()*100" office:value-type="float" office:value="98.5693441238254">
            <text:p>98.5693441238</text:p>
          </table:table-cell>
          <table:table-cell/>
          <table:table-cell table:style-name="ce1" table:formula="of:=&quot;{&quot;&quot;label&quot;&quot;: &quot;&quot;&quot;&amp;TEXT([.B48];[.$B$1])&amp;&quot;&quot;&quot;, &quot;&quot;value&quot;&quot;:&quot;&amp;TEXT([.C48];[.$C$1])&amp;&quot;},&quot;" office:value-type="string" office:string-value="{&quot;label&quot;: &quot;2023-01-10 13:03:40&quot;, &quot;value&quot;:98.5693},">
            <text:p>{"label": "2023-01-10 13:03:40", "value":98.5693},</text:p>
          </table:table-cell>
          <table:table-cell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formula="of:=[.A49]*0.0000115740740740741+[.$B$4]" office:value-type="date" office:date-value="2023-01-10T13:03:45">
            <text:p>2023-01-10 13:03:45</text:p>
          </table:table-cell>
          <table:table-cell table:formula="of:=RAND()*100" office:value-type="float" office:value="86.0664759762585">
            <text:p>86.0664759763</text:p>
          </table:table-cell>
          <table:table-cell/>
          <table:table-cell table:style-name="ce1" table:formula="of:=&quot;{&quot;&quot;label&quot;&quot;: &quot;&quot;&quot;&amp;TEXT([.B49];[.$B$1])&amp;&quot;&quot;&quot;, &quot;&quot;value&quot;&quot;:&quot;&amp;TEXT([.C49];[.$C$1])&amp;&quot;},&quot;" office:value-type="string" office:string-value="{&quot;label&quot;: &quot;2023-01-10 13:03:45&quot;, &quot;value&quot;:86.0665},">
            <text:p>{"label": "2023-01-10 13:03:45", "value":86.0665},</text:p>
          </table:table-cell>
          <table:table-cell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formula="of:=[.A50]*0.0000115740740740741+[.$B$4]" office:value-type="date" office:date-value="2023-01-10T13:03:49.999999">
            <text:p>2023-01-10 13:03:50</text:p>
          </table:table-cell>
          <table:table-cell table:formula="of:=RAND()*100" office:value-type="float" office:value="57.2008369257674">
            <text:p>57.2008369258</text:p>
          </table:table-cell>
          <table:table-cell/>
          <table:table-cell table:style-name="ce1" table:formula="of:=&quot;{&quot;&quot;label&quot;&quot;: &quot;&quot;&quot;&amp;TEXT([.B50];[.$B$1])&amp;&quot;&quot;&quot;, &quot;&quot;value&quot;&quot;:&quot;&amp;TEXT([.C50];[.$C$1])&amp;&quot;},&quot;" office:value-type="string" office:string-value="{&quot;label&quot;: &quot;2023-01-10 13:03:50&quot;, &quot;value&quot;:57.2008},">
            <text:p>{"label": "2023-01-10 13:03:50", "value":57.2008},</text:p>
          </table:table-cell>
          <table:table-cell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formula="of:=[.A51]*0.0000115740740740741+[.$B$4]" office:value-type="date" office:date-value="2023-01-10T13:03:55">
            <text:p>2023-01-10 13:03:55</text:p>
          </table:table-cell>
          <table:table-cell table:formula="of:=RAND()*100" office:value-type="float" office:value="57.4652403127402">
            <text:p>57.4652403127</text:p>
          </table:table-cell>
          <table:table-cell/>
          <table:table-cell table:style-name="ce1" table:formula="of:=&quot;{&quot;&quot;label&quot;&quot;: &quot;&quot;&quot;&amp;TEXT([.B51];[.$B$1])&amp;&quot;&quot;&quot;, &quot;&quot;value&quot;&quot;:&quot;&amp;TEXT([.C51];[.$C$1])&amp;&quot;},&quot;" office:value-type="string" office:string-value="{&quot;label&quot;: &quot;2023-01-10 13:03:55&quot;, &quot;value&quot;:57.4652},">
            <text:p>{"label": "2023-01-10 13:03:55", "value":57.4652},</text:p>
          </table:table-cell>
          <table:table-cell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formula="of:=[.A52]*0.0000115740740740741+[.$B$4]" office:value-type="date" office:date-value="2023-01-10T13:04:00">
            <text:p>2023-01-10 13:04:00</text:p>
          </table:table-cell>
          <table:table-cell table:formula="of:=RAND()*100" office:value-type="float" office:value="17.2513044904917">
            <text:p>17.2513044905</text:p>
          </table:table-cell>
          <table:table-cell/>
          <table:table-cell table:style-name="ce1" table:formula="of:=&quot;{&quot;&quot;label&quot;&quot;: &quot;&quot;&quot;&amp;TEXT([.B52];[.$B$1])&amp;&quot;&quot;&quot;, &quot;&quot;value&quot;&quot;:&quot;&amp;TEXT([.C52];[.$C$1])&amp;&quot;},&quot;" office:value-type="string" office:string-value="{&quot;label&quot;: &quot;2023-01-10 13:04:00&quot;, &quot;value&quot;:17.2513},">
            <text:p>{"label": "2023-01-10 13:04:00", "value":17.2513},</text:p>
          </table:table-cell>
          <table:table-cell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formula="of:=[.A53]*0.0000115740740740741+[.$B$4]" office:value-type="date" office:date-value="2023-01-10T13:04:05">
            <text:p>2023-01-10 13:04:05</text:p>
          </table:table-cell>
          <table:table-cell table:formula="of:=RAND()*100" office:value-type="float" office:value="24.1229098523036">
            <text:p>24.1229098523</text:p>
          </table:table-cell>
          <table:table-cell/>
          <table:table-cell table:style-name="ce1" table:formula="of:=&quot;{&quot;&quot;label&quot;&quot;: &quot;&quot;&quot;&amp;TEXT([.B53];[.$B$1])&amp;&quot;&quot;&quot;, &quot;&quot;value&quot;&quot;:&quot;&amp;TEXT([.C53];[.$C$1])&amp;&quot;},&quot;" office:value-type="string" office:string-value="{&quot;label&quot;: &quot;2023-01-10 13:04:05&quot;, &quot;value&quot;:24.1229},">
            <text:p>{"label": "2023-01-10 13:04:05", "value":24.1229},</text:p>
          </table:table-cell>
          <table:table-cell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formula="of:=[.A54]*0.0000115740740740741+[.$B$4]" office:value-type="date" office:date-value="2023-01-10T13:04:10">
            <text:p>2023-01-10 13:04:10</text:p>
          </table:table-cell>
          <table:table-cell table:formula="of:=RAND()*100" office:value-type="float" office:value="67.7024806616828">
            <text:p>67.7024806617</text:p>
          </table:table-cell>
          <table:table-cell/>
          <table:table-cell table:style-name="ce1" table:formula="of:=&quot;{&quot;&quot;label&quot;&quot;: &quot;&quot;&quot;&amp;TEXT([.B54];[.$B$1])&amp;&quot;&quot;&quot;, &quot;&quot;value&quot;&quot;:&quot;&amp;TEXT([.C54];[.$C$1])&amp;&quot;},&quot;" office:value-type="string" office:string-value="{&quot;label&quot;: &quot;2023-01-10 13:04:10&quot;, &quot;value&quot;:67.7025},">
            <text:p>{"label": "2023-01-10 13:04:10", "value":67.7025},</text:p>
          </table:table-cell>
          <table:table-cell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formula="of:=[.A55]*0.0000115740740740741+[.$B$4]" office:value-type="date" office:date-value="2023-01-10T13:04:15">
            <text:p>2023-01-10 13:04:15</text:p>
          </table:table-cell>
          <table:table-cell table:formula="of:=RAND()*100" office:value-type="float" office:value="80.538470344618">
            <text:p>80.5384703446</text:p>
          </table:table-cell>
          <table:table-cell/>
          <table:table-cell table:style-name="ce1" table:formula="of:=&quot;{&quot;&quot;label&quot;&quot;: &quot;&quot;&quot;&amp;TEXT([.B55];[.$B$1])&amp;&quot;&quot;&quot;, &quot;&quot;value&quot;&quot;:&quot;&amp;TEXT([.C55];[.$C$1])&amp;&quot;},&quot;" office:value-type="string" office:string-value="{&quot;label&quot;: &quot;2023-01-10 13:04:15&quot;, &quot;value&quot;:80.5385},">
            <text:p>{"label": "2023-01-10 13:04:15", "value":80.5385},</text:p>
          </table:table-cell>
          <table:table-cell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formula="of:=[.A56]*0.0000115740740740741+[.$B$4]" office:value-type="date" office:date-value="2023-01-10T13:04:20">
            <text:p>2023-01-10 13:04:20</text:p>
          </table:table-cell>
          <table:table-cell table:formula="of:=RAND()*100" office:value-type="float" office:value="72.6950876181945">
            <text:p>72.6950876182</text:p>
          </table:table-cell>
          <table:table-cell/>
          <table:table-cell table:style-name="ce1" table:formula="of:=&quot;{&quot;&quot;label&quot;&quot;: &quot;&quot;&quot;&amp;TEXT([.B56];[.$B$1])&amp;&quot;&quot;&quot;, &quot;&quot;value&quot;&quot;:&quot;&amp;TEXT([.C56];[.$C$1])&amp;&quot;},&quot;" office:value-type="string" office:string-value="{&quot;label&quot;: &quot;2023-01-10 13:04:20&quot;, &quot;value&quot;:72.6951},">
            <text:p>{"label": "2023-01-10 13:04:20", "value":72.6951},</text:p>
          </table:table-cell>
          <table:table-cell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formula="of:=[.A57]*0.0000115740740740741+[.$B$4]" office:value-type="date" office:date-value="2023-01-10T13:04:25">
            <text:p>2023-01-10 13:04:25</text:p>
          </table:table-cell>
          <table:table-cell table:formula="of:=RAND()*100" office:value-type="float" office:value="19.6496722754091">
            <text:p>19.6496722754</text:p>
          </table:table-cell>
          <table:table-cell/>
          <table:table-cell table:style-name="ce1" table:formula="of:=&quot;{&quot;&quot;label&quot;&quot;: &quot;&quot;&quot;&amp;TEXT([.B57];[.$B$1])&amp;&quot;&quot;&quot;, &quot;&quot;value&quot;&quot;:&quot;&amp;TEXT([.C57];[.$C$1])&amp;&quot;},&quot;" office:value-type="string" office:string-value="{&quot;label&quot;: &quot;2023-01-10 13:04:25&quot;, &quot;value&quot;:19.6497},">
            <text:p>{"label": "2023-01-10 13:04:25", "value":19.6497},</text:p>
          </table:table-cell>
          <table:table-cell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formula="of:=[.A58]*0.0000115740740740741+[.$B$4]" office:value-type="date" office:date-value="2023-01-10T13:04:30">
            <text:p>2023-01-10 13:04:30</text:p>
          </table:table-cell>
          <table:table-cell table:formula="of:=RAND()*100" office:value-type="float" office:value="0.610188930295408">
            <text:p>0.6101889303</text:p>
          </table:table-cell>
          <table:table-cell/>
          <table:table-cell table:style-name="ce1" table:formula="of:=&quot;{&quot;&quot;label&quot;&quot;: &quot;&quot;&quot;&amp;TEXT([.B58];[.$B$1])&amp;&quot;&quot;&quot;, &quot;&quot;value&quot;&quot;:&quot;&amp;TEXT([.C58];[.$C$1])&amp;&quot;},&quot;" office:value-type="string" office:string-value="{&quot;label&quot;: &quot;2023-01-10 13:04:30&quot;, &quot;value&quot;:0.6102},">
            <text:p>{"label": "2023-01-10 13:04:30", "value":0.6102},</text:p>
          </table:table-cell>
          <table:table-cell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formula="of:=[.A59]*0.0000115740740740741+[.$B$4]" office:value-type="date" office:date-value="2023-01-10T13:04:35">
            <text:p>2023-01-10 13:04:35</text:p>
          </table:table-cell>
          <table:table-cell table:formula="of:=RAND()*100" office:value-type="float" office:value="35.6731446227059">
            <text:p>35.6731446227</text:p>
          </table:table-cell>
          <table:table-cell/>
          <table:table-cell table:style-name="ce1" table:formula="of:=&quot;{&quot;&quot;label&quot;&quot;: &quot;&quot;&quot;&amp;TEXT([.B59];[.$B$1])&amp;&quot;&quot;&quot;, &quot;&quot;value&quot;&quot;:&quot;&amp;TEXT([.C59];[.$C$1])&amp;&quot;},&quot;" office:value-type="string" office:string-value="{&quot;label&quot;: &quot;2023-01-10 13:04:35&quot;, &quot;value&quot;:35.6731},">
            <text:p>{"label": "2023-01-10 13:04:35", "value":35.6731},</text:p>
          </table:table-cell>
          <table:table-cell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formula="of:=[.A60]*0.0000115740740740741+[.$B$4]" office:value-type="date" office:date-value="2023-01-10T13:04:40">
            <text:p>2023-01-10 13:04:40</text:p>
          </table:table-cell>
          <table:table-cell table:formula="of:=RAND()*100" office:value-type="float" office:value="14.6756366593763">
            <text:p>14.6756366594</text:p>
          </table:table-cell>
          <table:table-cell/>
          <table:table-cell table:style-name="ce1" table:formula="of:=&quot;{&quot;&quot;label&quot;&quot;: &quot;&quot;&quot;&amp;TEXT([.B60];[.$B$1])&amp;&quot;&quot;&quot;, &quot;&quot;value&quot;&quot;:&quot;&amp;TEXT([.C60];[.$C$1])&amp;&quot;},&quot;" office:value-type="string" office:string-value="{&quot;label&quot;: &quot;2023-01-10 13:04:40&quot;, &quot;value&quot;:14.6756},">
            <text:p>{"label": "2023-01-10 13:04:40", "value":14.6756},</text:p>
          </table:table-cell>
          <table:table-cell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formula="of:=[.A61]*0.0000115740740740741+[.$B$4]" office:value-type="date" office:date-value="2023-01-10T13:04:45">
            <text:p>2023-01-10 13:04:45</text:p>
          </table:table-cell>
          <table:table-cell table:formula="of:=RAND()*100" office:value-type="float" office:value="12.0325749274343">
            <text:p>12.0325749274</text:p>
          </table:table-cell>
          <table:table-cell/>
          <table:table-cell table:style-name="ce1" table:formula="of:=&quot;{&quot;&quot;label&quot;&quot;: &quot;&quot;&quot;&amp;TEXT([.B61];[.$B$1])&amp;&quot;&quot;&quot;, &quot;&quot;value&quot;&quot;:&quot;&amp;TEXT([.C61];[.$C$1])&amp;&quot;},&quot;" office:value-type="string" office:string-value="{&quot;label&quot;: &quot;2023-01-10 13:04:45&quot;, &quot;value&quot;:12.0326},">
            <text:p>{"label": "2023-01-10 13:04:45", "value":12.0326},</text:p>
          </table:table-cell>
          <table:table-cell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formula="of:=[.A62]*0.0000115740740740741+[.$B$4]" office:value-type="date" office:date-value="2023-01-10T13:04:50">
            <text:p>2023-01-10 13:04:50</text:p>
          </table:table-cell>
          <table:table-cell table:formula="of:=RAND()*100" office:value-type="float" office:value="71.5862273704261">
            <text:p>71.5862273704</text:p>
          </table:table-cell>
          <table:table-cell/>
          <table:table-cell table:style-name="ce1" table:formula="of:=&quot;{&quot;&quot;label&quot;&quot;: &quot;&quot;&quot;&amp;TEXT([.B62];[.$B$1])&amp;&quot;&quot;&quot;, &quot;&quot;value&quot;&quot;:&quot;&amp;TEXT([.C62];[.$C$1])&amp;&quot;},&quot;" office:value-type="string" office:string-value="{&quot;label&quot;: &quot;2023-01-10 13:04:50&quot;, &quot;value&quot;:71.5862},">
            <text:p>{"label": "2023-01-10 13:04:50", "value":71.5862},</text:p>
          </table:table-cell>
          <table:table-cell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formula="of:=[.A63]*0.0000115740740740741+[.$B$4]" office:value-type="date" office:date-value="2023-01-10T13:04:55">
            <text:p>2023-01-10 13:04:55</text:p>
          </table:table-cell>
          <table:table-cell table:formula="of:=RAND()*100" office:value-type="float" office:value="50.5090044345707">
            <text:p>50.5090044346</text:p>
          </table:table-cell>
          <table:table-cell/>
          <table:table-cell table:style-name="ce1" table:formula="of:=&quot;{&quot;&quot;label&quot;&quot;: &quot;&quot;&quot;&amp;TEXT([.B63];[.$B$1])&amp;&quot;&quot;&quot;, &quot;&quot;value&quot;&quot;:&quot;&amp;TEXT([.C63];[.$C$1])&amp;&quot;},&quot;" office:value-type="string" office:string-value="{&quot;label&quot;: &quot;2023-01-10 13:04:55&quot;, &quot;value&quot;:50.509},">
            <text:p>{"label": "2023-01-10 13:04:55", "value":50.509},</text:p>
          </table:table-cell>
          <table:table-cell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formula="of:=[.A64]*0.0000115740740740741+[.$B$4]" office:value-type="date" office:date-value="2023-01-10T13:05:00">
            <text:p>2023-01-10 13:05:00</text:p>
          </table:table-cell>
          <table:table-cell table:formula="of:=RAND()*100" office:value-type="float" office:value="79.6109315939248">
            <text:p>79.6109315939</text:p>
          </table:table-cell>
          <table:table-cell/>
          <table:table-cell table:style-name="ce1" table:formula="of:=&quot;{&quot;&quot;label&quot;&quot;: &quot;&quot;&quot;&amp;TEXT([.B64];[.$B$1])&amp;&quot;&quot;&quot;, &quot;&quot;value&quot;&quot;:&quot;&amp;TEXT([.C64];[.$C$1])&amp;&quot;},&quot;" office:value-type="string" office:string-value="{&quot;label&quot;: &quot;2023-01-10 13:05:00&quot;, &quot;value&quot;:79.6109},">
            <text:p>{"label": "2023-01-10 13:05:00", "value":79.6109},</text:p>
          </table:table-cell>
          <table:table-cell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formula="of:=[.A65]*0.0000115740740740741+[.$B$4]" office:value-type="date" office:date-value="2023-01-10T13:05:05">
            <text:p>2023-01-10 13:05:05</text:p>
          </table:table-cell>
          <table:table-cell table:formula="of:=RAND()*100" office:value-type="float" office:value="66.4604903897271">
            <text:p>66.4604903897</text:p>
          </table:table-cell>
          <table:table-cell/>
          <table:table-cell table:style-name="ce1" table:formula="of:=&quot;{&quot;&quot;label&quot;&quot;: &quot;&quot;&quot;&amp;TEXT([.B65];[.$B$1])&amp;&quot;&quot;&quot;, &quot;&quot;value&quot;&quot;:&quot;&amp;TEXT([.C65];[.$C$1])&amp;&quot;},&quot;" office:value-type="string" office:string-value="{&quot;label&quot;: &quot;2023-01-10 13:05:05&quot;, &quot;value&quot;:66.4605},">
            <text:p>{"label": "2023-01-10 13:05:05", "value":66.4605},</text:p>
          </table:table-cell>
          <table:table-cell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formula="of:=[.A66]*0.0000115740740740741+[.$B$4]" office:value-type="date" office:date-value="2023-01-10T13:05:10">
            <text:p>2023-01-10 13:05:10</text:p>
          </table:table-cell>
          <table:table-cell table:formula="of:=RAND()*100" office:value-type="float" office:value="54.1027336614206">
            <text:p>54.1027336614</text:p>
          </table:table-cell>
          <table:table-cell/>
          <table:table-cell table:style-name="ce1" table:formula="of:=&quot;{&quot;&quot;label&quot;&quot;: &quot;&quot;&quot;&amp;TEXT([.B66];[.$B$1])&amp;&quot;&quot;&quot;, &quot;&quot;value&quot;&quot;:&quot;&amp;TEXT([.C66];[.$C$1])&amp;&quot;},&quot;" office:value-type="string" office:string-value="{&quot;label&quot;: &quot;2023-01-10 13:05:10&quot;, &quot;value&quot;:54.1027},">
            <text:p>{"label": "2023-01-10 13:05:10", "value":54.1027},</text:p>
          </table:table-cell>
          <table:table-cell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formula="of:=[.A67]*0.0000115740740740741+[.$B$4]" office:value-type="date" office:date-value="2023-01-10T13:05:15">
            <text:p>2023-01-10 13:05:15</text:p>
          </table:table-cell>
          <table:table-cell table:formula="of:=RAND()*100" office:value-type="float" office:value="76.5888034133241">
            <text:p>76.5888034133</text:p>
          </table:table-cell>
          <table:table-cell/>
          <table:table-cell table:style-name="ce1" table:formula="of:=&quot;{&quot;&quot;label&quot;&quot;: &quot;&quot;&quot;&amp;TEXT([.B67];[.$B$1])&amp;&quot;&quot;&quot;, &quot;&quot;value&quot;&quot;:&quot;&amp;TEXT([.C67];[.$C$1])&amp;&quot;},&quot;" office:value-type="string" office:string-value="{&quot;label&quot;: &quot;2023-01-10 13:05:15&quot;, &quot;value&quot;:76.5888},">
            <text:p>{"label": "2023-01-10 13:05:15", "value":76.5888},</text:p>
          </table:table-cell>
          <table:table-cell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formula="of:=[.A68]*0.0000115740740740741+[.$B$4]" office:value-type="date" office:date-value="2023-01-10T13:05:20">
            <text:p>2023-01-10 13:05:20</text:p>
          </table:table-cell>
          <table:table-cell table:formula="of:=RAND()*100" office:value-type="float" office:value="45.5495256232098">
            <text:p>45.5495256232</text:p>
          </table:table-cell>
          <table:table-cell/>
          <table:table-cell table:style-name="ce1" table:formula="of:=&quot;{&quot;&quot;label&quot;&quot;: &quot;&quot;&quot;&amp;TEXT([.B68];[.$B$1])&amp;&quot;&quot;&quot;, &quot;&quot;value&quot;&quot;:&quot;&amp;TEXT([.C68];[.$C$1])&amp;&quot;},&quot;" office:value-type="string" office:string-value="{&quot;label&quot;: &quot;2023-01-10 13:05:20&quot;, &quot;value&quot;:45.5495},">
            <text:p>{"label": "2023-01-10 13:05:20", "value":45.5495},</text:p>
          </table:table-cell>
          <table:table-cell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formula="of:=[.A69]*0.0000115740740740741+[.$B$4]" office:value-type="date" office:date-value="2023-01-10T13:05:25">
            <text:p>2023-01-10 13:05:25</text:p>
          </table:table-cell>
          <table:table-cell table:formula="of:=RAND()*100" office:value-type="float" office:value="57.6444735517725">
            <text:p>57.6444735518</text:p>
          </table:table-cell>
          <table:table-cell/>
          <table:table-cell table:style-name="ce1" table:formula="of:=&quot;{&quot;&quot;label&quot;&quot;: &quot;&quot;&quot;&amp;TEXT([.B69];[.$B$1])&amp;&quot;&quot;&quot;, &quot;&quot;value&quot;&quot;:&quot;&amp;TEXT([.C69];[.$C$1])&amp;&quot;},&quot;" office:value-type="string" office:string-value="{&quot;label&quot;: &quot;2023-01-10 13:05:25&quot;, &quot;value&quot;:57.6445},">
            <text:p>{"label": "2023-01-10 13:05:25", "value":57.6445},</text:p>
          </table:table-cell>
          <table:table-cell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formula="of:=[.A70]*0.0000115740740740741+[.$B$4]" office:value-type="date" office:date-value="2023-01-10T13:05:30">
            <text:p>2023-01-10 13:05:30</text:p>
          </table:table-cell>
          <table:table-cell table:formula="of:=RAND()*100" office:value-type="float" office:value="28.7275651004165">
            <text:p>28.7275651004</text:p>
          </table:table-cell>
          <table:table-cell/>
          <table:table-cell table:style-name="ce1" table:formula="of:=&quot;{&quot;&quot;label&quot;&quot;: &quot;&quot;&quot;&amp;TEXT([.B70];[.$B$1])&amp;&quot;&quot;&quot;, &quot;&quot;value&quot;&quot;:&quot;&amp;TEXT([.C70];[.$C$1])&amp;&quot;},&quot;" office:value-type="string" office:string-value="{&quot;label&quot;: &quot;2023-01-10 13:05:30&quot;, &quot;value&quot;:28.7276},">
            <text:p>{"label": "2023-01-10 13:05:30", "value":28.7276},</text:p>
          </table:table-cell>
          <table:table-cell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formula="of:=[.A71]*0.0000115740740740741+[.$B$4]" office:value-type="date" office:date-value="2023-01-10T13:05:35">
            <text:p>2023-01-10 13:05:35</text:p>
          </table:table-cell>
          <table:table-cell table:formula="of:=RAND()*100" office:value-type="float" office:value="45.2254466945305">
            <text:p>45.2254466945</text:p>
          </table:table-cell>
          <table:table-cell/>
          <table:table-cell table:style-name="ce1" table:formula="of:=&quot;{&quot;&quot;label&quot;&quot;: &quot;&quot;&quot;&amp;TEXT([.B71];[.$B$1])&amp;&quot;&quot;&quot;, &quot;&quot;value&quot;&quot;:&quot;&amp;TEXT([.C71];[.$C$1])&amp;&quot;},&quot;" office:value-type="string" office:string-value="{&quot;label&quot;: &quot;2023-01-10 13:05:35&quot;, &quot;value&quot;:45.2254},">
            <text:p>{"label": "2023-01-10 13:05:35", "value":45.2254},</text:p>
          </table:table-cell>
          <table:table-cell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formula="of:=[.A72]*0.0000115740740740741+[.$B$4]" office:value-type="date" office:date-value="2023-01-10T13:05:40">
            <text:p>2023-01-10 13:05:40</text:p>
          </table:table-cell>
          <table:table-cell table:formula="of:=RAND()*100" office:value-type="float" office:value="48.6009267857298">
            <text:p>48.6009267857</text:p>
          </table:table-cell>
          <table:table-cell/>
          <table:table-cell table:style-name="ce1" table:formula="of:=&quot;{&quot;&quot;label&quot;&quot;: &quot;&quot;&quot;&amp;TEXT([.B72];[.$B$1])&amp;&quot;&quot;&quot;, &quot;&quot;value&quot;&quot;:&quot;&amp;TEXT([.C72];[.$C$1])&amp;&quot;},&quot;" office:value-type="string" office:string-value="{&quot;label&quot;: &quot;2023-01-10 13:05:40&quot;, &quot;value&quot;:48.6009},">
            <text:p>{"label": "2023-01-10 13:05:40", "value":48.6009},</text:p>
          </table:table-cell>
          <table:table-cell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formula="of:=[.A73]*0.0000115740740740741+[.$B$4]" office:value-type="date" office:date-value="2023-01-10T13:05:45">
            <text:p>2023-01-10 13:05:45</text:p>
          </table:table-cell>
          <table:table-cell table:formula="of:=RAND()*100" office:value-type="float" office:value="28.3517714357004">
            <text:p>28.3517714357</text:p>
          </table:table-cell>
          <table:table-cell/>
          <table:table-cell table:style-name="ce1" table:formula="of:=&quot;{&quot;&quot;label&quot;&quot;: &quot;&quot;&quot;&amp;TEXT([.B73];[.$B$1])&amp;&quot;&quot;&quot;, &quot;&quot;value&quot;&quot;:&quot;&amp;TEXT([.C73];[.$C$1])&amp;&quot;},&quot;" office:value-type="string" office:string-value="{&quot;label&quot;: &quot;2023-01-10 13:05:45&quot;, &quot;value&quot;:28.3518},">
            <text:p>{"label": "2023-01-10 13:05:45", "value":28.3518},</text:p>
          </table:table-cell>
          <table:table-cell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formula="of:=[.A74]*0.0000115740740740741+[.$B$4]" office:value-type="date" office:date-value="2023-01-10T13:05:50">
            <text:p>2023-01-10 13:05:50</text:p>
          </table:table-cell>
          <table:table-cell table:formula="of:=RAND()*100" office:value-type="float" office:value="22.4376667756587">
            <text:p>22.4376667757</text:p>
          </table:table-cell>
          <table:table-cell/>
          <table:table-cell table:style-name="ce1" table:formula="of:=&quot;{&quot;&quot;label&quot;&quot;: &quot;&quot;&quot;&amp;TEXT([.B74];[.$B$1])&amp;&quot;&quot;&quot;, &quot;&quot;value&quot;&quot;:&quot;&amp;TEXT([.C74];[.$C$1])&amp;&quot;},&quot;" office:value-type="string" office:string-value="{&quot;label&quot;: &quot;2023-01-10 13:05:50&quot;, &quot;value&quot;:22.4377},">
            <text:p>{"label": "2023-01-10 13:05:50", "value":22.4377},</text:p>
          </table:table-cell>
          <table:table-cell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formula="of:=[.A75]*0.0000115740740740741+[.$B$4]" office:value-type="date" office:date-value="2023-01-10T13:05:55">
            <text:p>2023-01-10 13:05:55</text:p>
          </table:table-cell>
          <table:table-cell table:formula="of:=RAND()*100" office:value-type="float" office:value="34.5518503105268">
            <text:p>34.5518503105</text:p>
          </table:table-cell>
          <table:table-cell/>
          <table:table-cell table:style-name="ce1" table:formula="of:=&quot;{&quot;&quot;label&quot;&quot;: &quot;&quot;&quot;&amp;TEXT([.B75];[.$B$1])&amp;&quot;&quot;&quot;, &quot;&quot;value&quot;&quot;:&quot;&amp;TEXT([.C75];[.$C$1])&amp;&quot;},&quot;" office:value-type="string" office:string-value="{&quot;label&quot;: &quot;2023-01-10 13:05:55&quot;, &quot;value&quot;:34.5519},">
            <text:p>{"label": "2023-01-10 13:05:55", "value":34.5519},</text:p>
          </table:table-cell>
          <table:table-cell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formula="of:=[.A76]*0.0000115740740740741+[.$B$4]" office:value-type="date" office:date-value="2023-01-10T13:06:00">
            <text:p>2023-01-10 13:06:00</text:p>
          </table:table-cell>
          <table:table-cell table:formula="of:=RAND()*100" office:value-type="float" office:value="1.30127363372594">
            <text:p>1.3012736337</text:p>
          </table:table-cell>
          <table:table-cell/>
          <table:table-cell table:style-name="ce1" table:formula="of:=&quot;{&quot;&quot;label&quot;&quot;: &quot;&quot;&quot;&amp;TEXT([.B76];[.$B$1])&amp;&quot;&quot;&quot;, &quot;&quot;value&quot;&quot;:&quot;&amp;TEXT([.C76];[.$C$1])&amp;&quot;},&quot;" office:value-type="string" office:string-value="{&quot;label&quot;: &quot;2023-01-10 13:06:00&quot;, &quot;value&quot;:1.3013},">
            <text:p>{"label": "2023-01-10 13:06:00", "value":1.3013},</text:p>
          </table:table-cell>
          <table:table-cell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formula="of:=[.A77]*0.0000115740740740741+[.$B$4]" office:value-type="date" office:date-value="2023-01-10T13:06:05">
            <text:p>2023-01-10 13:06:05</text:p>
          </table:table-cell>
          <table:table-cell table:formula="of:=RAND()*100" office:value-type="float" office:value="35.9706884715706">
            <text:p>35.9706884716</text:p>
          </table:table-cell>
          <table:table-cell/>
          <table:table-cell table:style-name="ce1" table:formula="of:=&quot;{&quot;&quot;label&quot;&quot;: &quot;&quot;&quot;&amp;TEXT([.B77];[.$B$1])&amp;&quot;&quot;&quot;, &quot;&quot;value&quot;&quot;:&quot;&amp;TEXT([.C77];[.$C$1])&amp;&quot;},&quot;" office:value-type="string" office:string-value="{&quot;label&quot;: &quot;2023-01-10 13:06:05&quot;, &quot;value&quot;:35.9707},">
            <text:p>{"label": "2023-01-10 13:06:05", "value":35.9707},</text:p>
          </table:table-cell>
          <table:table-cell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formula="of:=[.A78]*0.0000115740740740741+[.$B$4]" office:value-type="date" office:date-value="2023-01-10T13:06:10">
            <text:p>2023-01-10 13:06:10</text:p>
          </table:table-cell>
          <table:table-cell table:formula="of:=RAND()*100" office:value-type="float" office:value="99.2554518859834">
            <text:p>99.255451886</text:p>
          </table:table-cell>
          <table:table-cell/>
          <table:table-cell table:style-name="ce1" table:formula="of:=&quot;{&quot;&quot;label&quot;&quot;: &quot;&quot;&quot;&amp;TEXT([.B78];[.$B$1])&amp;&quot;&quot;&quot;, &quot;&quot;value&quot;&quot;:&quot;&amp;TEXT([.C78];[.$C$1])&amp;&quot;},&quot;" office:value-type="string" office:string-value="{&quot;label&quot;: &quot;2023-01-10 13:06:10&quot;, &quot;value&quot;:99.2555},">
            <text:p>{"label": "2023-01-10 13:06:10", "value":99.2555},</text:p>
          </table:table-cell>
          <table:table-cell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formula="of:=[.A79]*0.0000115740740740741+[.$B$4]" office:value-type="date" office:date-value="2023-01-10T13:06:15">
            <text:p>2023-01-10 13:06:15</text:p>
          </table:table-cell>
          <table:table-cell table:formula="of:=RAND()*100" office:value-type="float" office:value="94.1684902412817">
            <text:p>94.1684902413</text:p>
          </table:table-cell>
          <table:table-cell/>
          <table:table-cell table:style-name="ce1" table:formula="of:=&quot;{&quot;&quot;label&quot;&quot;: &quot;&quot;&quot;&amp;TEXT([.B79];[.$B$1])&amp;&quot;&quot;&quot;, &quot;&quot;value&quot;&quot;:&quot;&amp;TEXT([.C79];[.$C$1])&amp;&quot;},&quot;" office:value-type="string" office:string-value="{&quot;label&quot;: &quot;2023-01-10 13:06:15&quot;, &quot;value&quot;:94.1685},">
            <text:p>{"label": "2023-01-10 13:06:15", "value":94.1685},</text:p>
          </table:table-cell>
          <table:table-cell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formula="of:=[.A80]*0.0000115740740740741+[.$B$4]" office:value-type="date" office:date-value="2023-01-10T13:06:20">
            <text:p>2023-01-10 13:06:20</text:p>
          </table:table-cell>
          <table:table-cell table:formula="of:=RAND()*100" office:value-type="float" office:value="2.71555322688073">
            <text:p>2.7155532269</text:p>
          </table:table-cell>
          <table:table-cell/>
          <table:table-cell table:style-name="ce1" table:formula="of:=&quot;{&quot;&quot;label&quot;&quot;: &quot;&quot;&quot;&amp;TEXT([.B80];[.$B$1])&amp;&quot;&quot;&quot;, &quot;&quot;value&quot;&quot;:&quot;&amp;TEXT([.C80];[.$C$1])&amp;&quot;},&quot;" office:value-type="string" office:string-value="{&quot;label&quot;: &quot;2023-01-10 13:06:20&quot;, &quot;value&quot;:2.7156},">
            <text:p>{"label": "2023-01-10 13:06:20", "value":2.7156},</text:p>
          </table:table-cell>
          <table:table-cell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formula="of:=[.A81]*0.0000115740740740741+[.$B$4]" office:value-type="date" office:date-value="2023-01-10T13:06:25">
            <text:p>2023-01-10 13:06:25</text:p>
          </table:table-cell>
          <table:table-cell table:formula="of:=RAND()*100" office:value-type="float" office:value="60.3156574768946">
            <text:p>60.3156574769</text:p>
          </table:table-cell>
          <table:table-cell/>
          <table:table-cell table:style-name="ce1" table:formula="of:=&quot;{&quot;&quot;label&quot;&quot;: &quot;&quot;&quot;&amp;TEXT([.B81];[.$B$1])&amp;&quot;&quot;&quot;, &quot;&quot;value&quot;&quot;:&quot;&amp;TEXT([.C81];[.$C$1])&amp;&quot;},&quot;" office:value-type="string" office:string-value="{&quot;label&quot;: &quot;2023-01-10 13:06:25&quot;, &quot;value&quot;:60.3157},">
            <text:p>{"label": "2023-01-10 13:06:25", "value":60.3157},</text:p>
          </table:table-cell>
          <table:table-cell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formula="of:=[.A82]*0.0000115740740740741+[.$B$4]" office:value-type="date" office:date-value="2023-01-10T13:06:30">
            <text:p>2023-01-10 13:06:30</text:p>
          </table:table-cell>
          <table:table-cell table:formula="of:=RAND()*100" office:value-type="float" office:value="98.466038913466">
            <text:p>98.4660389135</text:p>
          </table:table-cell>
          <table:table-cell/>
          <table:table-cell table:style-name="ce1" table:formula="of:=&quot;{&quot;&quot;label&quot;&quot;: &quot;&quot;&quot;&amp;TEXT([.B82];[.$B$1])&amp;&quot;&quot;&quot;, &quot;&quot;value&quot;&quot;:&quot;&amp;TEXT([.C82];[.$C$1])&amp;&quot;},&quot;" office:value-type="string" office:string-value="{&quot;label&quot;: &quot;2023-01-10 13:06:30&quot;, &quot;value&quot;:98.466},">
            <text:p>{"label": "2023-01-10 13:06:30", "value":98.466},</text:p>
          </table:table-cell>
          <table:table-cell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formula="of:=[.A83]*0.0000115740740740741+[.$B$4]" office:value-type="date" office:date-value="2023-01-10T13:06:35">
            <text:p>2023-01-10 13:06:35</text:p>
          </table:table-cell>
          <table:table-cell table:formula="of:=RAND()*100" office:value-type="float" office:value="44.590054336004">
            <text:p>44.590054336</text:p>
          </table:table-cell>
          <table:table-cell/>
          <table:table-cell table:style-name="ce1" table:formula="of:=&quot;{&quot;&quot;label&quot;&quot;: &quot;&quot;&quot;&amp;TEXT([.B83];[.$B$1])&amp;&quot;&quot;&quot;, &quot;&quot;value&quot;&quot;:&quot;&amp;TEXT([.C83];[.$C$1])&amp;&quot;},&quot;" office:value-type="string" office:string-value="{&quot;label&quot;: &quot;2023-01-10 13:06:35&quot;, &quot;value&quot;:44.5901},">
            <text:p>{"label": "2023-01-10 13:06:35", "value":44.5901},</text:p>
          </table:table-cell>
          <table:table-cell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formula="of:=[.A84]*0.0000115740740740741+[.$B$4]" office:value-type="date" office:date-value="2023-01-10T13:06:40">
            <text:p>2023-01-10 13:06:40</text:p>
          </table:table-cell>
          <table:table-cell table:formula="of:=RAND()*100" office:value-type="float" office:value="16.3530777208507">
            <text:p>16.3530777209</text:p>
          </table:table-cell>
          <table:table-cell/>
          <table:table-cell table:style-name="ce1" table:formula="of:=&quot;{&quot;&quot;label&quot;&quot;: &quot;&quot;&quot;&amp;TEXT([.B84];[.$B$1])&amp;&quot;&quot;&quot;, &quot;&quot;value&quot;&quot;:&quot;&amp;TEXT([.C84];[.$C$1])&amp;&quot;},&quot;" office:value-type="string" office:string-value="{&quot;label&quot;: &quot;2023-01-10 13:06:40&quot;, &quot;value&quot;:16.3531},">
            <text:p>{"label": "2023-01-10 13:06:40", "value":16.3531},</text:p>
          </table:table-cell>
          <table:table-cell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formula="of:=[.A85]*0.0000115740740740741+[.$B$4]" office:value-type="date" office:date-value="2023-01-10T13:06:45">
            <text:p>2023-01-10 13:06:45</text:p>
          </table:table-cell>
          <table:table-cell table:formula="of:=RAND()*100" office:value-type="float" office:value="58.4146728971973">
            <text:p>58.4146728972</text:p>
          </table:table-cell>
          <table:table-cell/>
          <table:table-cell table:style-name="ce1" table:formula="of:=&quot;{&quot;&quot;label&quot;&quot;: &quot;&quot;&quot;&amp;TEXT([.B85];[.$B$1])&amp;&quot;&quot;&quot;, &quot;&quot;value&quot;&quot;:&quot;&amp;TEXT([.C85];[.$C$1])&amp;&quot;},&quot;" office:value-type="string" office:string-value="{&quot;label&quot;: &quot;2023-01-10 13:06:45&quot;, &quot;value&quot;:58.4147},">
            <text:p>{"label": "2023-01-10 13:06:45", "value":58.4147},</text:p>
          </table:table-cell>
          <table:table-cell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formula="of:=[.A86]*0.0000115740740740741+[.$B$4]" office:value-type="date" office:date-value="2023-01-10T13:06:50">
            <text:p>2023-01-10 13:06:50</text:p>
          </table:table-cell>
          <table:table-cell table:formula="of:=RAND()*100" office:value-type="float" office:value="4.75422439631075">
            <text:p>4.7542243963</text:p>
          </table:table-cell>
          <table:table-cell/>
          <table:table-cell table:style-name="ce1" table:formula="of:=&quot;{&quot;&quot;label&quot;&quot;: &quot;&quot;&quot;&amp;TEXT([.B86];[.$B$1])&amp;&quot;&quot;&quot;, &quot;&quot;value&quot;&quot;:&quot;&amp;TEXT([.C86];[.$C$1])&amp;&quot;},&quot;" office:value-type="string" office:string-value="{&quot;label&quot;: &quot;2023-01-10 13:06:50&quot;, &quot;value&quot;:4.7542},">
            <text:p>{"label": "2023-01-10 13:06:50", "value":4.7542},</text:p>
          </table:table-cell>
          <table:table-cell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formula="of:=[.A87]*0.0000115740740740741+[.$B$4]" office:value-type="date" office:date-value="2023-01-10T13:06:55">
            <text:p>2023-01-10 13:06:55</text:p>
          </table:table-cell>
          <table:table-cell table:formula="of:=RAND()*100" office:value-type="float" office:value="31.8034743890166">
            <text:p>31.803474389</text:p>
          </table:table-cell>
          <table:table-cell/>
          <table:table-cell table:style-name="ce1" table:formula="of:=&quot;{&quot;&quot;label&quot;&quot;: &quot;&quot;&quot;&amp;TEXT([.B87];[.$B$1])&amp;&quot;&quot;&quot;, &quot;&quot;value&quot;&quot;:&quot;&amp;TEXT([.C87];[.$C$1])&amp;&quot;},&quot;" office:value-type="string" office:string-value="{&quot;label&quot;: &quot;2023-01-10 13:06:55&quot;, &quot;value&quot;:31.8035},">
            <text:p>{"label": "2023-01-10 13:06:55", "value":31.8035},</text:p>
          </table:table-cell>
          <table:table-cell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formula="of:=[.A88]*0.0000115740740740741+[.$B$4]" office:value-type="date" office:date-value="2023-01-10T13:07:00">
            <text:p>2023-01-10 13:07:00</text:p>
          </table:table-cell>
          <table:table-cell table:formula="of:=RAND()*100" office:value-type="float" office:value="80.3208234487101">
            <text:p>80.3208234487</text:p>
          </table:table-cell>
          <table:table-cell/>
          <table:table-cell table:style-name="ce1" table:formula="of:=&quot;{&quot;&quot;label&quot;&quot;: &quot;&quot;&quot;&amp;TEXT([.B88];[.$B$1])&amp;&quot;&quot;&quot;, &quot;&quot;value&quot;&quot;:&quot;&amp;TEXT([.C88];[.$C$1])&amp;&quot;},&quot;" office:value-type="string" office:string-value="{&quot;label&quot;: &quot;2023-01-10 13:07:00&quot;, &quot;value&quot;:80.3208},">
            <text:p>{"label": "2023-01-10 13:07:00", "value":80.3208},</text:p>
          </table:table-cell>
          <table:table-cell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formula="of:=[.A89]*0.0000115740740740741+[.$B$4]" office:value-type="date" office:date-value="2023-01-10T13:07:05">
            <text:p>2023-01-10 13:07:05</text:p>
          </table:table-cell>
          <table:table-cell table:formula="of:=RAND()*100" office:value-type="float" office:value="77.2306628758088">
            <text:p>77.2306628758</text:p>
          </table:table-cell>
          <table:table-cell/>
          <table:table-cell table:style-name="ce1" table:formula="of:=&quot;{&quot;&quot;label&quot;&quot;: &quot;&quot;&quot;&amp;TEXT([.B89];[.$B$1])&amp;&quot;&quot;&quot;, &quot;&quot;value&quot;&quot;:&quot;&amp;TEXT([.C89];[.$C$1])&amp;&quot;},&quot;" office:value-type="string" office:string-value="{&quot;label&quot;: &quot;2023-01-10 13:07:05&quot;, &quot;value&quot;:77.2307},">
            <text:p>{"label": "2023-01-10 13:07:05", "value":77.2307},</text:p>
          </table:table-cell>
          <table:table-cell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formula="of:=[.A90]*0.0000115740740740741+[.$B$4]" office:value-type="date" office:date-value="2023-01-10T13:07:10">
            <text:p>2023-01-10 13:07:10</text:p>
          </table:table-cell>
          <table:table-cell table:formula="of:=RAND()*100" office:value-type="float" office:value="95.2332674758509">
            <text:p>95.2332674759</text:p>
          </table:table-cell>
          <table:table-cell/>
          <table:table-cell table:style-name="ce1" table:formula="of:=&quot;{&quot;&quot;label&quot;&quot;: &quot;&quot;&quot;&amp;TEXT([.B90];[.$B$1])&amp;&quot;&quot;&quot;, &quot;&quot;value&quot;&quot;:&quot;&amp;TEXT([.C90];[.$C$1])&amp;&quot;},&quot;" office:value-type="string" office:string-value="{&quot;label&quot;: &quot;2023-01-10 13:07:10&quot;, &quot;value&quot;:95.2333},">
            <text:p>{"label": "2023-01-10 13:07:10", "value":95.2333},</text:p>
          </table:table-cell>
          <table:table-cell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formula="of:=[.A91]*0.0000115740740740741+[.$B$4]" office:value-type="date" office:date-value="2023-01-10T13:07:15">
            <text:p>2023-01-10 13:07:15</text:p>
          </table:table-cell>
          <table:table-cell table:formula="of:=RAND()*100" office:value-type="float" office:value="84.6972152357921">
            <text:p>84.6972152358</text:p>
          </table:table-cell>
          <table:table-cell/>
          <table:table-cell table:style-name="ce1" table:formula="of:=&quot;{&quot;&quot;label&quot;&quot;: &quot;&quot;&quot;&amp;TEXT([.B91];[.$B$1])&amp;&quot;&quot;&quot;, &quot;&quot;value&quot;&quot;:&quot;&amp;TEXT([.C91];[.$C$1])&amp;&quot;},&quot;" office:value-type="string" office:string-value="{&quot;label&quot;: &quot;2023-01-10 13:07:15&quot;, &quot;value&quot;:84.6972},">
            <text:p>{"label": "2023-01-10 13:07:15", "value":84.6972},</text:p>
          </table:table-cell>
          <table:table-cell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formula="of:=[.A92]*0.0000115740740740741+[.$B$4]" office:value-type="date" office:date-value="2023-01-10T13:07:20">
            <text:p>2023-01-10 13:07:20</text:p>
          </table:table-cell>
          <table:table-cell table:formula="of:=RAND()*100" office:value-type="float" office:value="28.576770843938">
            <text:p>28.5767708439</text:p>
          </table:table-cell>
          <table:table-cell/>
          <table:table-cell table:style-name="ce1" table:formula="of:=&quot;{&quot;&quot;label&quot;&quot;: &quot;&quot;&quot;&amp;TEXT([.B92];[.$B$1])&amp;&quot;&quot;&quot;, &quot;&quot;value&quot;&quot;:&quot;&amp;TEXT([.C92];[.$C$1])&amp;&quot;},&quot;" office:value-type="string" office:string-value="{&quot;label&quot;: &quot;2023-01-10 13:07:20&quot;, &quot;value&quot;:28.5768},">
            <text:p>{"label": "2023-01-10 13:07:20", "value":28.5768},</text:p>
          </table:table-cell>
          <table:table-cell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formula="of:=[.A93]*0.0000115740740740741+[.$B$4]" office:value-type="date" office:date-value="2023-01-10T13:07:25">
            <text:p>2023-01-10 13:07:25</text:p>
          </table:table-cell>
          <table:table-cell table:formula="of:=RAND()*100" office:value-type="float" office:value="25.1771659357473">
            <text:p>25.1771659357</text:p>
          </table:table-cell>
          <table:table-cell/>
          <table:table-cell table:style-name="ce1" table:formula="of:=&quot;{&quot;&quot;label&quot;&quot;: &quot;&quot;&quot;&amp;TEXT([.B93];[.$B$1])&amp;&quot;&quot;&quot;, &quot;&quot;value&quot;&quot;:&quot;&amp;TEXT([.C93];[.$C$1])&amp;&quot;},&quot;" office:value-type="string" office:string-value="{&quot;label&quot;: &quot;2023-01-10 13:07:25&quot;, &quot;value&quot;:25.1772},">
            <text:p>{"label": "2023-01-10 13:07:25", "value":25.1772},</text:p>
          </table:table-cell>
          <table:table-cell table:number-columns-repeated="1019"/>
        </table:table-row>
        <table:table-row table:style-name="ro2">
          <table:table-cell office:value-type="float" office:value="450">
            <text:p>450</text:p>
          </table:table-cell>
          <table:table-cell table:formula="of:=[.A94]*0.0000115740740740741+[.$B$4]" office:value-type="date" office:date-value="2023-01-10T13:07:30">
            <text:p>2023-01-10 13:07:30</text:p>
          </table:table-cell>
          <table:table-cell table:formula="of:=RAND()*100" office:value-type="float" office:value="77.0975226769224">
            <text:p>77.0975226769</text:p>
          </table:table-cell>
          <table:table-cell/>
          <table:table-cell table:style-name="ce1" table:formula="of:=&quot;{&quot;&quot;label&quot;&quot;: &quot;&quot;&quot;&amp;TEXT([.B94];[.$B$1])&amp;&quot;&quot;&quot;, &quot;&quot;value&quot;&quot;:&quot;&amp;TEXT([.C94];[.$C$1])&amp;&quot;},&quot;" office:value-type="string" office:string-value="{&quot;label&quot;: &quot;2023-01-10 13:07:30&quot;, &quot;value&quot;:77.0975},">
            <text:p>{"label": "2023-01-10 13:07:30", "value":77.0975},</text:p>
          </table:table-cell>
          <table:table-cell table:number-columns-repeated="1019"/>
        </table:table-row>
        <table:table-row table:style-name="ro2">
          <table:table-cell office:value-type="float" office:value="455">
            <text:p>455</text:p>
          </table:table-cell>
          <table:table-cell table:formula="of:=[.A95]*0.0000115740740740741+[.$B$4]" office:value-type="date" office:date-value="2023-01-10T13:07:35">
            <text:p>2023-01-10 13:07:35</text:p>
          </table:table-cell>
          <table:table-cell table:formula="of:=RAND()*100" office:value-type="float" office:value="46.3350275997072">
            <text:p>46.3350275997</text:p>
          </table:table-cell>
          <table:table-cell/>
          <table:table-cell table:style-name="ce1" table:formula="of:=&quot;{&quot;&quot;label&quot;&quot;: &quot;&quot;&quot;&amp;TEXT([.B95];[.$B$1])&amp;&quot;&quot;&quot;, &quot;&quot;value&quot;&quot;:&quot;&amp;TEXT([.C95];[.$C$1])&amp;&quot;},&quot;" office:value-type="string" office:string-value="{&quot;label&quot;: &quot;2023-01-10 13:07:35&quot;, &quot;value&quot;:46.335},">
            <text:p>{"label": "2023-01-10 13:07:35", "value":46.335},</text:p>
          </table:table-cell>
          <table:table-cell table:number-columns-repeated="1019"/>
        </table:table-row>
        <table:table-row table:style-name="ro2">
          <table:table-cell office:value-type="float" office:value="460">
            <text:p>460</text:p>
          </table:table-cell>
          <table:table-cell table:formula="of:=[.A96]*0.0000115740740740741+[.$B$4]" office:value-type="date" office:date-value="2023-01-10T13:07:40">
            <text:p>2023-01-10 13:07:40</text:p>
          </table:table-cell>
          <table:table-cell table:formula="of:=RAND()*100" office:value-type="float" office:value="71.6006403556094">
            <text:p>71.6006403556</text:p>
          </table:table-cell>
          <table:table-cell/>
          <table:table-cell table:style-name="ce1" table:formula="of:=&quot;{&quot;&quot;label&quot;&quot;: &quot;&quot;&quot;&amp;TEXT([.B96];[.$B$1])&amp;&quot;&quot;&quot;, &quot;&quot;value&quot;&quot;:&quot;&amp;TEXT([.C96];[.$C$1])&amp;&quot;},&quot;" office:value-type="string" office:string-value="{&quot;label&quot;: &quot;2023-01-10 13:07:40&quot;, &quot;value&quot;:71.6006},">
            <text:p>{"label": "2023-01-10 13:07:40", "value":71.6006},</text:p>
          </table:table-cell>
          <table:table-cell table:number-columns-repeated="1019"/>
        </table:table-row>
        <table:table-row table:style-name="ro2">
          <table:table-cell office:value-type="float" office:value="465">
            <text:p>465</text:p>
          </table:table-cell>
          <table:table-cell table:formula="of:=[.A97]*0.0000115740740740741+[.$B$4]" office:value-type="date" office:date-value="2023-01-10T13:07:45">
            <text:p>2023-01-10 13:07:45</text:p>
          </table:table-cell>
          <table:table-cell table:formula="of:=RAND()*100" office:value-type="float" office:value="55.3200560854748">
            <text:p>55.3200560855</text:p>
          </table:table-cell>
          <table:table-cell/>
          <table:table-cell table:style-name="ce1" table:formula="of:=&quot;{&quot;&quot;label&quot;&quot;: &quot;&quot;&quot;&amp;TEXT([.B97];[.$B$1])&amp;&quot;&quot;&quot;, &quot;&quot;value&quot;&quot;:&quot;&amp;TEXT([.C97];[.$C$1])&amp;&quot;},&quot;" office:value-type="string" office:string-value="{&quot;label&quot;: &quot;2023-01-10 13:07:45&quot;, &quot;value&quot;:55.3201},">
            <text:p>{"label": "2023-01-10 13:07:45", "value":55.3201},</text:p>
          </table:table-cell>
          <table:table-cell table:number-columns-repeated="1019"/>
        </table:table-row>
        <table:table-row table:style-name="ro2">
          <table:table-cell office:value-type="float" office:value="470">
            <text:p>470</text:p>
          </table:table-cell>
          <table:table-cell table:formula="of:=[.A98]*0.0000115740740740741+[.$B$4]" office:value-type="date" office:date-value="2023-01-10T13:07:50">
            <text:p>2023-01-10 13:07:50</text:p>
          </table:table-cell>
          <table:table-cell table:formula="of:=RAND()*100" office:value-type="float" office:value="36.7654359200969">
            <text:p>36.7654359201</text:p>
          </table:table-cell>
          <table:table-cell/>
          <table:table-cell table:style-name="ce1" table:formula="of:=&quot;{&quot;&quot;label&quot;&quot;: &quot;&quot;&quot;&amp;TEXT([.B98];[.$B$1])&amp;&quot;&quot;&quot;, &quot;&quot;value&quot;&quot;:&quot;&amp;TEXT([.C98];[.$C$1])&amp;&quot;},&quot;" office:value-type="string" office:string-value="{&quot;label&quot;: &quot;2023-01-10 13:07:50&quot;, &quot;value&quot;:36.7654},">
            <text:p>{"label": "2023-01-10 13:07:50", "value":36.7654},</text:p>
          </table:table-cell>
          <table:table-cell table:number-columns-repeated="1019"/>
        </table:table-row>
        <table:table-row table:style-name="ro2">
          <table:table-cell office:value-type="float" office:value="475">
            <text:p>475</text:p>
          </table:table-cell>
          <table:table-cell table:formula="of:=[.A99]*0.0000115740740740741+[.$B$4]" office:value-type="date" office:date-value="2023-01-10T13:07:55">
            <text:p>2023-01-10 13:07:55</text:p>
          </table:table-cell>
          <table:table-cell table:formula="of:=RAND()*100" office:value-type="float" office:value="36.8058144114912">
            <text:p>36.8058144115</text:p>
          </table:table-cell>
          <table:table-cell/>
          <table:table-cell table:style-name="ce1" table:formula="of:=&quot;{&quot;&quot;label&quot;&quot;: &quot;&quot;&quot;&amp;TEXT([.B99];[.$B$1])&amp;&quot;&quot;&quot;, &quot;&quot;value&quot;&quot;:&quot;&amp;TEXT([.C99];[.$C$1])&amp;&quot;},&quot;" office:value-type="string" office:string-value="{&quot;label&quot;: &quot;2023-01-10 13:07:55&quot;, &quot;value&quot;:36.8058},">
            <text:p>{"label": "2023-01-10 13:07:55", "value":36.8058},</text:p>
          </table:table-cell>
          <table:table-cell table:number-columns-repeated="1019"/>
        </table:table-row>
        <table:table-row table:style-name="ro2">
          <table:table-cell office:value-type="float" office:value="480">
            <text:p>480</text:p>
          </table:table-cell>
          <table:table-cell table:formula="of:=[.A100]*0.0000115740740740741+[.$B$4]" office:value-type="date" office:date-value="2023-01-10T13:08:00">
            <text:p>2023-01-10 13:08:00</text:p>
          </table:table-cell>
          <table:table-cell table:formula="of:=RAND()*100" office:value-type="float" office:value="0.0534187536686659">
            <text:p>0.0534187537</text:p>
          </table:table-cell>
          <table:table-cell/>
          <table:table-cell table:style-name="ce1" table:formula="of:=&quot;{&quot;&quot;label&quot;&quot;: &quot;&quot;&quot;&amp;TEXT([.B100];[.$B$1])&amp;&quot;&quot;&quot;, &quot;&quot;value&quot;&quot;:&quot;&amp;TEXT([.C100];[.$C$1])&amp;&quot;},&quot;" office:value-type="string" office:string-value="{&quot;label&quot;: &quot;2023-01-10 13:08:00&quot;, &quot;value&quot;:0.0534},">
            <text:p>{"label": "2023-01-10 13:08:00", "value":0.0534},</text:p>
          </table:table-cell>
          <table:table-cell table:number-columns-repeated="1019"/>
        </table:table-row>
        <table:table-row table:style-name="ro2">
          <table:table-cell office:value-type="float" office:value="485">
            <text:p>485</text:p>
          </table:table-cell>
          <table:table-cell table:formula="of:=[.A101]*0.0000115740740740741+[.$B$4]" office:value-type="date" office:date-value="2023-01-10T13:08:05">
            <text:p>2023-01-10 13:08:05</text:p>
          </table:table-cell>
          <table:table-cell table:formula="of:=RAND()*100" office:value-type="float" office:value="65.6865663593635">
            <text:p>65.6865663594</text:p>
          </table:table-cell>
          <table:table-cell/>
          <table:table-cell table:style-name="ce1" table:formula="of:=&quot;{&quot;&quot;label&quot;&quot;: &quot;&quot;&quot;&amp;TEXT([.B101];[.$B$1])&amp;&quot;&quot;&quot;, &quot;&quot;value&quot;&quot;:&quot;&amp;TEXT([.C101];[.$C$1])&amp;&quot;},&quot;" office:value-type="string" office:string-value="{&quot;label&quot;: &quot;2023-01-10 13:08:05&quot;, &quot;value&quot;:65.6866},">
            <text:p>{"label": "2023-01-10 13:08:05", "value":65.6866},</text:p>
          </table:table-cell>
          <table:table-cell table:number-columns-repeated="1019"/>
        </table:table-row>
        <table:table-row table:style-name="ro2">
          <table:table-cell office:value-type="float" office:value="490">
            <text:p>490</text:p>
          </table:table-cell>
          <table:table-cell table:formula="of:=[.A102]*0.0000115740740740741+[.$B$4]" office:value-type="date" office:date-value="2023-01-10T13:08:10">
            <text:p>2023-01-10 13:08:10</text:p>
          </table:table-cell>
          <table:table-cell table:formula="of:=RAND()*100" office:value-type="float" office:value="35.8539496548474">
            <text:p>35.8539496548</text:p>
          </table:table-cell>
          <table:table-cell/>
          <table:table-cell table:style-name="ce1" table:formula="of:=&quot;{&quot;&quot;label&quot;&quot;: &quot;&quot;&quot;&amp;TEXT([.B102];[.$B$1])&amp;&quot;&quot;&quot;, &quot;&quot;value&quot;&quot;:&quot;&amp;TEXT([.C102];[.$C$1])&amp;&quot;},&quot;" office:value-type="string" office:string-value="{&quot;label&quot;: &quot;2023-01-10 13:08:10&quot;, &quot;value&quot;:35.8539},">
            <text:p>{"label": "2023-01-10 13:08:10", "value":35.8539},</text:p>
          </table:table-cell>
          <table:table-cell table:number-columns-repeated="1019"/>
        </table:table-row>
        <table:table-row table:style-name="ro2">
          <table:table-cell office:value-type="float" office:value="495">
            <text:p>495</text:p>
          </table:table-cell>
          <table:table-cell table:formula="of:=[.A103]*0.0000115740740740741+[.$B$4]" office:value-type="date" office:date-value="2023-01-10T13:08:15">
            <text:p>2023-01-10 13:08:15</text:p>
          </table:table-cell>
          <table:table-cell table:formula="of:=RAND()*100" office:value-type="float" office:value="51.6627190168947">
            <text:p>51.6627190169</text:p>
          </table:table-cell>
          <table:table-cell/>
          <table:table-cell table:style-name="ce1" table:formula="of:=&quot;{&quot;&quot;label&quot;&quot;: &quot;&quot;&quot;&amp;TEXT([.B103];[.$B$1])&amp;&quot;&quot;&quot;, &quot;&quot;value&quot;&quot;:&quot;&amp;TEXT([.C103];[.$C$1])&amp;&quot;},&quot;" office:value-type="string" office:string-value="{&quot;label&quot;: &quot;2023-01-10 13:08:15&quot;, &quot;value&quot;:51.6627},">
            <text:p>{"label": "2023-01-10 13:08:15", "value":51.6627},</text:p>
          </table:table-cell>
          <table:table-cell table:number-columns-repeated="1019"/>
        </table:table-row>
        <table:table-row table:style-name="ro2">
          <table:table-cell office:value-type="float" office:value="500">
            <text:p>500</text:p>
          </table:table-cell>
          <table:table-cell table:formula="of:=[.A104]*0.0000115740740740741+[.$B$4]" office:value-type="date" office:date-value="2023-01-10T13:08:20">
            <text:p>2023-01-10 13:08:20</text:p>
          </table:table-cell>
          <table:table-cell table:formula="of:=RAND()*100" office:value-type="float" office:value="30.7535300729796">
            <text:p>30.753530073</text:p>
          </table:table-cell>
          <table:table-cell/>
          <table:table-cell table:style-name="ce1" table:formula="of:=&quot;{&quot;&quot;label&quot;&quot;: &quot;&quot;&quot;&amp;TEXT([.B104];[.$B$1])&amp;&quot;&quot;&quot;, &quot;&quot;value&quot;&quot;:&quot;&amp;TEXT([.C104];[.$C$1])&amp;&quot;},&quot;" office:value-type="string" office:string-value="{&quot;label&quot;: &quot;2023-01-10 13:08:20&quot;, &quot;value&quot;:30.7535},">
            <text:p>{"label": "2023-01-10 13:08:20", "value":30.7535},</text:p>
          </table:table-cell>
          <table:table-cell table:number-columns-repeated="1019"/>
        </table:table-row>
        <table:table-row table:style-name="ro2">
          <table:table-cell office:value-type="float" office:value="505">
            <text:p>505</text:p>
          </table:table-cell>
          <table:table-cell table:formula="of:=[.A105]*0.0000115740740740741+[.$B$4]" office:value-type="date" office:date-value="2023-01-10T13:08:25">
            <text:p>2023-01-10 13:08:25</text:p>
          </table:table-cell>
          <table:table-cell table:formula="of:=RAND()*100" office:value-type="float" office:value="28.0647478299215">
            <text:p>28.0647478299</text:p>
          </table:table-cell>
          <table:table-cell/>
          <table:table-cell table:style-name="ce1" table:formula="of:=&quot;{&quot;&quot;label&quot;&quot;: &quot;&quot;&quot;&amp;TEXT([.B105];[.$B$1])&amp;&quot;&quot;&quot;, &quot;&quot;value&quot;&quot;:&quot;&amp;TEXT([.C105];[.$C$1])&amp;&quot;},&quot;" office:value-type="string" office:string-value="{&quot;label&quot;: &quot;2023-01-10 13:08:25&quot;, &quot;value&quot;:28.0647},">
            <text:p>{"label": "2023-01-10 13:08:25", "value":28.0647},</text:p>
          </table:table-cell>
          <table:table-cell table:number-columns-repeated="1019"/>
        </table:table-row>
        <table:table-row table:style-name="ro2">
          <table:table-cell office:value-type="float" office:value="510">
            <text:p>510</text:p>
          </table:table-cell>
          <table:table-cell table:formula="of:=[.A106]*0.0000115740740740741+[.$B$4]" office:value-type="date" office:date-value="2023-01-10T13:08:30">
            <text:p>2023-01-10 13:08:30</text:p>
          </table:table-cell>
          <table:table-cell table:formula="of:=RAND()*100" office:value-type="float" office:value="16.3108883658424">
            <text:p>16.3108883658</text:p>
          </table:table-cell>
          <table:table-cell/>
          <table:table-cell table:style-name="ce1" table:formula="of:=&quot;{&quot;&quot;label&quot;&quot;: &quot;&quot;&quot;&amp;TEXT([.B106];[.$B$1])&amp;&quot;&quot;&quot;, &quot;&quot;value&quot;&quot;:&quot;&amp;TEXT([.C106];[.$C$1])&amp;&quot;},&quot;" office:value-type="string" office:string-value="{&quot;label&quot;: &quot;2023-01-10 13:08:30&quot;, &quot;value&quot;:16.3109},">
            <text:p>{"label": "2023-01-10 13:08:30", "value":16.3109},</text:p>
          </table:table-cell>
          <table:table-cell table:number-columns-repeated="1019"/>
        </table:table-row>
        <table:table-row table:style-name="ro2">
          <table:table-cell office:value-type="float" office:value="515">
            <text:p>515</text:p>
          </table:table-cell>
          <table:table-cell table:formula="of:=[.A107]*0.0000115740740740741+[.$B$4]" office:value-type="date" office:date-value="2023-01-10T13:08:34.999999">
            <text:p>2023-01-10 13:08:35</text:p>
          </table:table-cell>
          <table:table-cell table:formula="of:=RAND()*100" office:value-type="float" office:value="91.7017793748528">
            <text:p>91.7017793749</text:p>
          </table:table-cell>
          <table:table-cell/>
          <table:table-cell table:style-name="ce1" table:formula="of:=&quot;{&quot;&quot;label&quot;&quot;: &quot;&quot;&quot;&amp;TEXT([.B107];[.$B$1])&amp;&quot;&quot;&quot;, &quot;&quot;value&quot;&quot;:&quot;&amp;TEXT([.C107];[.$C$1])&amp;&quot;},&quot;" office:value-type="string" office:string-value="{&quot;label&quot;: &quot;2023-01-10 13:08:35&quot;, &quot;value&quot;:91.7018},">
            <text:p>{"label": "2023-01-10 13:08:35", "value":91.7018},</text:p>
          </table:table-cell>
          <table:table-cell table:number-columns-repeated="1019"/>
        </table:table-row>
        <table:table-row table:style-name="ro2">
          <table:table-cell office:value-type="float" office:value="520">
            <text:p>520</text:p>
          </table:table-cell>
          <table:table-cell table:formula="of:=[.A108]*0.0000115740740740741+[.$B$4]" office:value-type="date" office:date-value="2023-01-10T13:08:40">
            <text:p>2023-01-10 13:08:40</text:p>
          </table:table-cell>
          <table:table-cell table:formula="of:=RAND()*100" office:value-type="float" office:value="11.8367727613077">
            <text:p>11.8367727613</text:p>
          </table:table-cell>
          <table:table-cell/>
          <table:table-cell table:style-name="ce1" table:formula="of:=&quot;{&quot;&quot;label&quot;&quot;: &quot;&quot;&quot;&amp;TEXT([.B108];[.$B$1])&amp;&quot;&quot;&quot;, &quot;&quot;value&quot;&quot;:&quot;&amp;TEXT([.C108];[.$C$1])&amp;&quot;},&quot;" office:value-type="string" office:string-value="{&quot;label&quot;: &quot;2023-01-10 13:08:40&quot;, &quot;value&quot;:11.8368},">
            <text:p>{"label": "2023-01-10 13:08:40", "value":11.8368},</text:p>
          </table:table-cell>
          <table:table-cell table:number-columns-repeated="1019"/>
        </table:table-row>
        <table:table-row table:style-name="ro2">
          <table:table-cell office:value-type="float" office:value="525">
            <text:p>525</text:p>
          </table:table-cell>
          <table:table-cell table:formula="of:=[.A109]*0.0000115740740740741+[.$B$4]" office:value-type="date" office:date-value="2023-01-10T13:08:45">
            <text:p>2023-01-10 13:08:45</text:p>
          </table:table-cell>
          <table:table-cell table:formula="of:=RAND()*100" office:value-type="float" office:value="6.72803695779294">
            <text:p>6.7280369578</text:p>
          </table:table-cell>
          <table:table-cell/>
          <table:table-cell table:style-name="ce1" table:formula="of:=&quot;{&quot;&quot;label&quot;&quot;: &quot;&quot;&quot;&amp;TEXT([.B109];[.$B$1])&amp;&quot;&quot;&quot;, &quot;&quot;value&quot;&quot;:&quot;&amp;TEXT([.C109];[.$C$1])&amp;&quot;},&quot;" office:value-type="string" office:string-value="{&quot;label&quot;: &quot;2023-01-10 13:08:45&quot;, &quot;value&quot;:6.728},">
            <text:p>{"label": "2023-01-10 13:08:45", "value":6.728},</text:p>
          </table:table-cell>
          <table:table-cell table:number-columns-repeated="1019"/>
        </table:table-row>
        <table:table-row table:style-name="ro2">
          <table:table-cell office:value-type="float" office:value="530">
            <text:p>530</text:p>
          </table:table-cell>
          <table:table-cell table:formula="of:=[.A110]*0.0000115740740740741+[.$B$4]" office:value-type="date" office:date-value="2023-01-10T13:08:50">
            <text:p>2023-01-10 13:08:50</text:p>
          </table:table-cell>
          <table:table-cell table:formula="of:=RAND()*100" office:value-type="float" office:value="79.9909847090021">
            <text:p>79.990984709</text:p>
          </table:table-cell>
          <table:table-cell/>
          <table:table-cell table:style-name="ce1" table:formula="of:=&quot;{&quot;&quot;label&quot;&quot;: &quot;&quot;&quot;&amp;TEXT([.B110];[.$B$1])&amp;&quot;&quot;&quot;, &quot;&quot;value&quot;&quot;:&quot;&amp;TEXT([.C110];[.$C$1])&amp;&quot;},&quot;" office:value-type="string" office:string-value="{&quot;label&quot;: &quot;2023-01-10 13:08:50&quot;, &quot;value&quot;:79.991},">
            <text:p>{"label": "2023-01-10 13:08:50", "value":79.991},</text:p>
          </table:table-cell>
          <table:table-cell table:number-columns-repeated="1019"/>
        </table:table-row>
        <table:table-row table:style-name="ro2">
          <table:table-cell office:value-type="float" office:value="535">
            <text:p>535</text:p>
          </table:table-cell>
          <table:table-cell table:formula="of:=[.A111]*0.0000115740740740741+[.$B$4]" office:value-type="date" office:date-value="2023-01-10T13:08:55">
            <text:p>2023-01-10 13:08:55</text:p>
          </table:table-cell>
          <table:table-cell table:formula="of:=RAND()*100" office:value-type="float" office:value="55.6798338191584">
            <text:p>55.6798338192</text:p>
          </table:table-cell>
          <table:table-cell/>
          <table:table-cell table:style-name="ce1" table:formula="of:=&quot;{&quot;&quot;label&quot;&quot;: &quot;&quot;&quot;&amp;TEXT([.B111];[.$B$1])&amp;&quot;&quot;&quot;, &quot;&quot;value&quot;&quot;:&quot;&amp;TEXT([.C111];[.$C$1])&amp;&quot;},&quot;" office:value-type="string" office:string-value="{&quot;label&quot;: &quot;2023-01-10 13:08:55&quot;, &quot;value&quot;:55.6798},">
            <text:p>{"label": "2023-01-10 13:08:55", "value":55.6798},</text:p>
          </table:table-cell>
          <table:table-cell table:number-columns-repeated="1019"/>
        </table:table-row>
        <table:table-row table:style-name="ro2">
          <table:table-cell office:value-type="float" office:value="540">
            <text:p>540</text:p>
          </table:table-cell>
          <table:table-cell table:formula="of:=[.A112]*0.0000115740740740741+[.$B$4]" office:value-type="date" office:date-value="2023-01-10T13:09:00">
            <text:p>2023-01-10 13:09:00</text:p>
          </table:table-cell>
          <table:table-cell table:formula="of:=RAND()*100" office:value-type="float" office:value="89.4236337393522">
            <text:p>89.4236337394</text:p>
          </table:table-cell>
          <table:table-cell/>
          <table:table-cell table:style-name="ce1" table:formula="of:=&quot;{&quot;&quot;label&quot;&quot;: &quot;&quot;&quot;&amp;TEXT([.B112];[.$B$1])&amp;&quot;&quot;&quot;, &quot;&quot;value&quot;&quot;:&quot;&amp;TEXT([.C112];[.$C$1])&amp;&quot;},&quot;" office:value-type="string" office:string-value="{&quot;label&quot;: &quot;2023-01-10 13:09:00&quot;, &quot;value&quot;:89.4236},">
            <text:p>{"label": "2023-01-10 13:09:00", "value":89.4236},</text:p>
          </table:table-cell>
          <table:table-cell table:number-columns-repeated="1019"/>
        </table:table-row>
        <table:table-row table:style-name="ro2">
          <table:table-cell office:value-type="float" office:value="545">
            <text:p>545</text:p>
          </table:table-cell>
          <table:table-cell table:formula="of:=[.A113]*0.0000115740740740741+[.$B$4]" office:value-type="date" office:date-value="2023-01-10T13:09:05">
            <text:p>2023-01-10 13:09:05</text:p>
          </table:table-cell>
          <table:table-cell table:formula="of:=RAND()*100" office:value-type="float" office:value="56.276864442043">
            <text:p>56.276864442</text:p>
          </table:table-cell>
          <table:table-cell/>
          <table:table-cell table:style-name="ce1" table:formula="of:=&quot;{&quot;&quot;label&quot;&quot;: &quot;&quot;&quot;&amp;TEXT([.B113];[.$B$1])&amp;&quot;&quot;&quot;, &quot;&quot;value&quot;&quot;:&quot;&amp;TEXT([.C113];[.$C$1])&amp;&quot;},&quot;" office:value-type="string" office:string-value="{&quot;label&quot;: &quot;2023-01-10 13:09:05&quot;, &quot;value&quot;:56.2769},">
            <text:p>{"label": "2023-01-10 13:09:05", "value":56.2769},</text:p>
          </table:table-cell>
          <table:table-cell table:number-columns-repeated="1019"/>
        </table:table-row>
        <table:table-row table:style-name="ro2">
          <table:table-cell office:value-type="float" office:value="550">
            <text:p>550</text:p>
          </table:table-cell>
          <table:table-cell table:formula="of:=[.A114]*0.0000115740740740741+[.$B$4]" office:value-type="date" office:date-value="2023-01-10T13:09:09.999999">
            <text:p>2023-01-10 13:09:10</text:p>
          </table:table-cell>
          <table:table-cell table:formula="of:=RAND()*100" office:value-type="float" office:value="16.5145415114239">
            <text:p>16.5145415114</text:p>
          </table:table-cell>
          <table:table-cell/>
          <table:table-cell table:style-name="ce1" table:formula="of:=&quot;{&quot;&quot;label&quot;&quot;: &quot;&quot;&quot;&amp;TEXT([.B114];[.$B$1])&amp;&quot;&quot;&quot;, &quot;&quot;value&quot;&quot;:&quot;&amp;TEXT([.C114];[.$C$1])&amp;&quot;},&quot;" office:value-type="string" office:string-value="{&quot;label&quot;: &quot;2023-01-10 13:09:10&quot;, &quot;value&quot;:16.5145},">
            <text:p>{"label": "2023-01-10 13:09:10", "value":16.5145},</text:p>
          </table:table-cell>
          <table:table-cell table:number-columns-repeated="1019"/>
        </table:table-row>
        <table:table-row table:style-name="ro2">
          <table:table-cell office:value-type="float" office:value="555">
            <text:p>555</text:p>
          </table:table-cell>
          <table:table-cell table:formula="of:=[.A115]*0.0000115740740740741+[.$B$4]" office:value-type="date" office:date-value="2023-01-10T13:09:15">
            <text:p>2023-01-10 13:09:15</text:p>
          </table:table-cell>
          <table:table-cell table:formula="of:=RAND()*100" office:value-type="float" office:value="48.69442388881">
            <text:p>48.6944238888</text:p>
          </table:table-cell>
          <table:table-cell/>
          <table:table-cell table:style-name="ce1" table:formula="of:=&quot;{&quot;&quot;label&quot;&quot;: &quot;&quot;&quot;&amp;TEXT([.B115];[.$B$1])&amp;&quot;&quot;&quot;, &quot;&quot;value&quot;&quot;:&quot;&amp;TEXT([.C115];[.$C$1])&amp;&quot;},&quot;" office:value-type="string" office:string-value="{&quot;label&quot;: &quot;2023-01-10 13:09:15&quot;, &quot;value&quot;:48.6944},">
            <text:p>{"label": "2023-01-10 13:09:15", "value":48.6944},</text:p>
          </table:table-cell>
          <table:table-cell table:number-columns-repeated="1019"/>
        </table:table-row>
        <table:table-row table:style-name="ro2">
          <table:table-cell office:value-type="float" office:value="560">
            <text:p>560</text:p>
          </table:table-cell>
          <table:table-cell table:formula="of:=[.A116]*0.0000115740740740741+[.$B$4]" office:value-type="date" office:date-value="2023-01-10T13:09:20">
            <text:p>2023-01-10 13:09:20</text:p>
          </table:table-cell>
          <table:table-cell table:formula="of:=RAND()*100" office:value-type="float" office:value="35.517513169907">
            <text:p>35.5175131699</text:p>
          </table:table-cell>
          <table:table-cell/>
          <table:table-cell table:style-name="ce1" table:formula="of:=&quot;{&quot;&quot;label&quot;&quot;: &quot;&quot;&quot;&amp;TEXT([.B116];[.$B$1])&amp;&quot;&quot;&quot;, &quot;&quot;value&quot;&quot;:&quot;&amp;TEXT([.C116];[.$C$1])&amp;&quot;},&quot;" office:value-type="string" office:string-value="{&quot;label&quot;: &quot;2023-01-10 13:09:20&quot;, &quot;value&quot;:35.5175},">
            <text:p>{"label": "2023-01-10 13:09:20", "value":35.5175},</text:p>
          </table:table-cell>
          <table:table-cell table:number-columns-repeated="1019"/>
        </table:table-row>
        <table:table-row table:style-name="ro2">
          <table:table-cell office:value-type="float" office:value="565">
            <text:p>565</text:p>
          </table:table-cell>
          <table:table-cell table:formula="of:=[.A117]*0.0000115740740740741+[.$B$4]" office:value-type="date" office:date-value="2023-01-10T13:09:25">
            <text:p>2023-01-10 13:09:25</text:p>
          </table:table-cell>
          <table:table-cell table:formula="of:=RAND()*100" office:value-type="float" office:value="40.7672168221325">
            <text:p>40.7672168221</text:p>
          </table:table-cell>
          <table:table-cell/>
          <table:table-cell table:style-name="ce1" table:formula="of:=&quot;{&quot;&quot;label&quot;&quot;: &quot;&quot;&quot;&amp;TEXT([.B117];[.$B$1])&amp;&quot;&quot;&quot;, &quot;&quot;value&quot;&quot;:&quot;&amp;TEXT([.C117];[.$C$1])&amp;&quot;},&quot;" office:value-type="string" office:string-value="{&quot;label&quot;: &quot;2023-01-10 13:09:25&quot;, &quot;value&quot;:40.7672},">
            <text:p>{"label": "2023-01-10 13:09:25", "value":40.7672},</text:p>
          </table:table-cell>
          <table:table-cell table:number-columns-repeated="1019"/>
        </table:table-row>
        <table:table-row table:style-name="ro2">
          <table:table-cell office:value-type="float" office:value="570">
            <text:p>570</text:p>
          </table:table-cell>
          <table:table-cell table:formula="of:=[.A118]*0.0000115740740740741+[.$B$4]" office:value-type="date" office:date-value="2023-01-10T13:09:30">
            <text:p>2023-01-10 13:09:30</text:p>
          </table:table-cell>
          <table:table-cell table:formula="of:=RAND()*100" office:value-type="float" office:value="7.73311255034059">
            <text:p>7.7331125503</text:p>
          </table:table-cell>
          <table:table-cell/>
          <table:table-cell table:style-name="ce1" table:formula="of:=&quot;{&quot;&quot;label&quot;&quot;: &quot;&quot;&quot;&amp;TEXT([.B118];[.$B$1])&amp;&quot;&quot;&quot;, &quot;&quot;value&quot;&quot;:&quot;&amp;TEXT([.C118];[.$C$1])&amp;&quot;},&quot;" office:value-type="string" office:string-value="{&quot;label&quot;: &quot;2023-01-10 13:09:30&quot;, &quot;value&quot;:7.7331},">
            <text:p>{"label": "2023-01-10 13:09:30", "value":7.7331},</text:p>
          </table:table-cell>
          <table:table-cell table:number-columns-repeated="1019"/>
        </table:table-row>
        <table:table-row table:style-name="ro2">
          <table:table-cell office:value-type="float" office:value="575">
            <text:p>575</text:p>
          </table:table-cell>
          <table:table-cell table:formula="of:=[.A119]*0.0000115740740740741+[.$B$4]" office:value-type="date" office:date-value="2023-01-10T13:09:35">
            <text:p>2023-01-10 13:09:35</text:p>
          </table:table-cell>
          <table:table-cell table:formula="of:=RAND()*100" office:value-type="float" office:value="86.8832842214033">
            <text:p>86.8832842214</text:p>
          </table:table-cell>
          <table:table-cell/>
          <table:table-cell table:style-name="ce1" table:formula="of:=&quot;{&quot;&quot;label&quot;&quot;: &quot;&quot;&quot;&amp;TEXT([.B119];[.$B$1])&amp;&quot;&quot;&quot;, &quot;&quot;value&quot;&quot;:&quot;&amp;TEXT([.C119];[.$C$1])&amp;&quot;},&quot;" office:value-type="string" office:string-value="{&quot;label&quot;: &quot;2023-01-10 13:09:35&quot;, &quot;value&quot;:86.8833},">
            <text:p>{"label": "2023-01-10 13:09:35", "value":86.8833},</text:p>
          </table:table-cell>
          <table:table-cell table:number-columns-repeated="1019"/>
        </table:table-row>
        <table:table-row table:style-name="ro2">
          <table:table-cell office:value-type="float" office:value="580">
            <text:p>580</text:p>
          </table:table-cell>
          <table:table-cell table:formula="of:=[.A120]*0.0000115740740740741+[.$B$4]" office:value-type="date" office:date-value="2023-01-10T13:09:40">
            <text:p>2023-01-10 13:09:40</text:p>
          </table:table-cell>
          <table:table-cell table:formula="of:=RAND()*100" office:value-type="float" office:value="56.6557124489918">
            <text:p>56.655712449</text:p>
          </table:table-cell>
          <table:table-cell/>
          <table:table-cell table:style-name="ce1" table:formula="of:=&quot;{&quot;&quot;label&quot;&quot;: &quot;&quot;&quot;&amp;TEXT([.B120];[.$B$1])&amp;&quot;&quot;&quot;, &quot;&quot;value&quot;&quot;:&quot;&amp;TEXT([.C120];[.$C$1])&amp;&quot;},&quot;" office:value-type="string" office:string-value="{&quot;label&quot;: &quot;2023-01-10 13:09:40&quot;, &quot;value&quot;:56.6557},">
            <text:p>{"label": "2023-01-10 13:09:40", "value":56.6557},</text:p>
          </table:table-cell>
          <table:table-cell table:number-columns-repeated="1019"/>
        </table:table-row>
        <table:table-row table:style-name="ro2">
          <table:table-cell office:value-type="float" office:value="585">
            <text:p>585</text:p>
          </table:table-cell>
          <table:table-cell table:formula="of:=[.A121]*0.0000115740740740741+[.$B$4]" office:value-type="date" office:date-value="2023-01-10T13:09:44.999999">
            <text:p>2023-01-10 13:09:45</text:p>
          </table:table-cell>
          <table:table-cell table:formula="of:=RAND()*100" office:value-type="float" office:value="50.3466199385002">
            <text:p>50.3466199385</text:p>
          </table:table-cell>
          <table:table-cell/>
          <table:table-cell table:style-name="ce1" table:formula="of:=&quot;{&quot;&quot;label&quot;&quot;: &quot;&quot;&quot;&amp;TEXT([.B121];[.$B$1])&amp;&quot;&quot;&quot;, &quot;&quot;value&quot;&quot;:&quot;&amp;TEXT([.C121];[.$C$1])&amp;&quot;},&quot;" office:value-type="string" office:string-value="{&quot;label&quot;: &quot;2023-01-10 13:09:45&quot;, &quot;value&quot;:50.3466},">
            <text:p>{"label": "2023-01-10 13:09:45", "value":50.3466},</text:p>
          </table:table-cell>
          <table:table-cell table:number-columns-repeated="1019"/>
        </table:table-row>
        <table:table-row table:style-name="ro2">
          <table:table-cell office:value-type="float" office:value="590">
            <text:p>590</text:p>
          </table:table-cell>
          <table:table-cell table:formula="of:=[.A122]*0.0000115740740740741+[.$B$4]" office:value-type="date" office:date-value="2023-01-10T13:09:50">
            <text:p>2023-01-10 13:09:50</text:p>
          </table:table-cell>
          <table:table-cell table:formula="of:=RAND()*100" office:value-type="float" office:value="69.3037493387237">
            <text:p>69.3037493387</text:p>
          </table:table-cell>
          <table:table-cell/>
          <table:table-cell table:style-name="ce1" table:formula="of:=&quot;{&quot;&quot;label&quot;&quot;: &quot;&quot;&quot;&amp;TEXT([.B122];[.$B$1])&amp;&quot;&quot;&quot;, &quot;&quot;value&quot;&quot;:&quot;&amp;TEXT([.C122];[.$C$1])&amp;&quot;},&quot;" office:value-type="string" office:string-value="{&quot;label&quot;: &quot;2023-01-10 13:09:50&quot;, &quot;value&quot;:69.3037},">
            <text:p>{"label": "2023-01-10 13:09:50", "value":69.3037},</text:p>
          </table:table-cell>
          <table:table-cell table:number-columns-repeated="1019"/>
        </table:table-row>
        <table:table-row table:style-name="ro2">
          <table:table-cell office:value-type="float" office:value="595">
            <text:p>595</text:p>
          </table:table-cell>
          <table:table-cell table:formula="of:=[.A123]*0.0000115740740740741+[.$B$4]" office:value-type="date" office:date-value="2023-01-10T13:09:55">
            <text:p>2023-01-10 13:09:55</text:p>
          </table:table-cell>
          <table:table-cell table:formula="of:=RAND()*100" office:value-type="float" office:value="35.6582171283662">
            <text:p>35.6582171284</text:p>
          </table:table-cell>
          <table:table-cell/>
          <table:table-cell table:style-name="ce1" table:formula="of:=&quot;{&quot;&quot;label&quot;&quot;: &quot;&quot;&quot;&amp;TEXT([.B123];[.$B$1])&amp;&quot;&quot;&quot;, &quot;&quot;value&quot;&quot;:&quot;&amp;TEXT([.C123];[.$C$1])&amp;&quot;},&quot;" office:value-type="string" office:string-value="{&quot;label&quot;: &quot;2023-01-10 13:09:55&quot;, &quot;value&quot;:35.6582},">
            <text:p>{"label": "2023-01-10 13:09:55", "value":35.6582},</text:p>
          </table:table-cell>
          <table:table-cell table:number-columns-repeated="1019"/>
        </table:table-row>
        <table:table-row table:style-name="ro2">
          <table:table-cell office:value-type="float" office:value="600">
            <text:p>600</text:p>
          </table:table-cell>
          <table:table-cell table:formula="of:=[.A124]*0.0000115740740740741+[.$B$4]" office:value-type="date" office:date-value="2023-01-10T13:10:00">
            <text:p>2023-01-10 13:10:00</text:p>
          </table:table-cell>
          <table:table-cell table:formula="of:=RAND()*100" office:value-type="float" office:value="96.9348807120696">
            <text:p>96.9348807121</text:p>
          </table:table-cell>
          <table:table-cell/>
          <table:table-cell table:style-name="ce1" table:formula="of:=&quot;{&quot;&quot;label&quot;&quot;: &quot;&quot;&quot;&amp;TEXT([.B124];[.$B$1])&amp;&quot;&quot;&quot;, &quot;&quot;value&quot;&quot;:&quot;&amp;TEXT([.C124];[.$C$1])&amp;&quot;},&quot;" office:value-type="string" office:string-value="{&quot;label&quot;: &quot;2023-01-10 13:10:00&quot;, &quot;value&quot;:96.9349},">
            <text:p>{"label": "2023-01-10 13:10:00", "value":96.9349},</text:p>
          </table:table-cell>
          <table:table-cell table:number-columns-repeated="1019"/>
        </table:table-row>
        <table:table-row table:style-name="ro2">
          <table:table-cell office:value-type="float" office:value="605">
            <text:p>605</text:p>
          </table:table-cell>
          <table:table-cell table:formula="of:=[.A125]*0.0000115740740740741+[.$B$4]" office:value-type="date" office:date-value="2023-01-10T13:10:05">
            <text:p>2023-01-10 13:10:05</text:p>
          </table:table-cell>
          <table:table-cell table:formula="of:=RAND()*100" office:value-type="float" office:value="28.4941884223372">
            <text:p>28.4941884223</text:p>
          </table:table-cell>
          <table:table-cell/>
          <table:table-cell table:style-name="ce1" table:formula="of:=&quot;{&quot;&quot;label&quot;&quot;: &quot;&quot;&quot;&amp;TEXT([.B125];[.$B$1])&amp;&quot;&quot;&quot;, &quot;&quot;value&quot;&quot;:&quot;&amp;TEXT([.C125];[.$C$1])&amp;&quot;},&quot;" office:value-type="string" office:string-value="{&quot;label&quot;: &quot;2023-01-10 13:10:05&quot;, &quot;value&quot;:28.4942},">
            <text:p>{"label": "2023-01-10 13:10:05", "value":28.4942},</text:p>
          </table:table-cell>
          <table:table-cell table:number-columns-repeated="1019"/>
        </table:table-row>
        <table:table-row table:style-name="ro2">
          <table:table-cell office:value-type="float" office:value="610">
            <text:p>610</text:p>
          </table:table-cell>
          <table:table-cell table:formula="of:=[.A126]*0.0000115740740740741+[.$B$4]" office:value-type="date" office:date-value="2023-01-10T13:10:10">
            <text:p>2023-01-10 13:10:10</text:p>
          </table:table-cell>
          <table:table-cell table:formula="of:=RAND()*100" office:value-type="float" office:value="16.9665239518508">
            <text:p>16.9665239519</text:p>
          </table:table-cell>
          <table:table-cell/>
          <table:table-cell table:style-name="ce1" table:formula="of:=&quot;{&quot;&quot;label&quot;&quot;: &quot;&quot;&quot;&amp;TEXT([.B126];[.$B$1])&amp;&quot;&quot;&quot;, &quot;&quot;value&quot;&quot;:&quot;&amp;TEXT([.C126];[.$C$1])&amp;&quot;},&quot;" office:value-type="string" office:string-value="{&quot;label&quot;: &quot;2023-01-10 13:10:10&quot;, &quot;value&quot;:16.9665},">
            <text:p>{"label": "2023-01-10 13:10:10", "value":16.9665},</text:p>
          </table:table-cell>
          <table:table-cell table:number-columns-repeated="1019"/>
        </table:table-row>
        <table:table-row table:style-name="ro2">
          <table:table-cell office:value-type="float" office:value="615">
            <text:p>615</text:p>
          </table:table-cell>
          <table:table-cell table:formula="of:=[.A127]*0.0000115740740740741+[.$B$4]" office:value-type="date" office:date-value="2023-01-10T13:10:15">
            <text:p>2023-01-10 13:10:15</text:p>
          </table:table-cell>
          <table:table-cell table:formula="of:=RAND()*100" office:value-type="float" office:value="4.97675207443535">
            <text:p>4.9767520744</text:p>
          </table:table-cell>
          <table:table-cell/>
          <table:table-cell table:style-name="ce1" table:formula="of:=&quot;{&quot;&quot;label&quot;&quot;: &quot;&quot;&quot;&amp;TEXT([.B127];[.$B$1])&amp;&quot;&quot;&quot;, &quot;&quot;value&quot;&quot;:&quot;&amp;TEXT([.C127];[.$C$1])&amp;&quot;},&quot;" office:value-type="string" office:string-value="{&quot;label&quot;: &quot;2023-01-10 13:10:15&quot;, &quot;value&quot;:4.9768},">
            <text:p>{"label": "2023-01-10 13:10:15", "value":4.9768},</text:p>
          </table:table-cell>
          <table:table-cell table:number-columns-repeated="1019"/>
        </table:table-row>
        <table:table-row table:style-name="ro2">
          <table:table-cell office:value-type="float" office:value="620">
            <text:p>620</text:p>
          </table:table-cell>
          <table:table-cell table:formula="of:=[.A128]*0.0000115740740740741+[.$B$4]" office:value-type="date" office:date-value="2023-01-10T13:10:20">
            <text:p>2023-01-10 13:10:20</text:p>
          </table:table-cell>
          <table:table-cell table:formula="of:=RAND()*100" office:value-type="float" office:value="51.532700448297">
            <text:p>51.5327004483</text:p>
          </table:table-cell>
          <table:table-cell/>
          <table:table-cell table:style-name="ce1" table:formula="of:=&quot;{&quot;&quot;label&quot;&quot;: &quot;&quot;&quot;&amp;TEXT([.B128];[.$B$1])&amp;&quot;&quot;&quot;, &quot;&quot;value&quot;&quot;:&quot;&amp;TEXT([.C128];[.$C$1])&amp;&quot;},&quot;" office:value-type="string" office:string-value="{&quot;label&quot;: &quot;2023-01-10 13:10:20&quot;, &quot;value&quot;:51.5327},">
            <text:p>{"label": "2023-01-10 13:10:20", "value":51.5327},</text:p>
          </table:table-cell>
          <table:table-cell table:number-columns-repeated="1019"/>
        </table:table-row>
        <table:table-row table:style-name="ro2">
          <table:table-cell office:value-type="float" office:value="625">
            <text:p>625</text:p>
          </table:table-cell>
          <table:table-cell table:formula="of:=[.A129]*0.0000115740740740741+[.$B$4]" office:value-type="date" office:date-value="2023-01-10T13:10:25">
            <text:p>2023-01-10 13:10:25</text:p>
          </table:table-cell>
          <table:table-cell table:formula="of:=RAND()*100" office:value-type="float" office:value="62.5834590988234">
            <text:p>62.5834590988</text:p>
          </table:table-cell>
          <table:table-cell/>
          <table:table-cell table:style-name="ce1" table:formula="of:=&quot;{&quot;&quot;label&quot;&quot;: &quot;&quot;&quot;&amp;TEXT([.B129];[.$B$1])&amp;&quot;&quot;&quot;, &quot;&quot;value&quot;&quot;:&quot;&amp;TEXT([.C129];[.$C$1])&amp;&quot;},&quot;" office:value-type="string" office:string-value="{&quot;label&quot;: &quot;2023-01-10 13:10:25&quot;, &quot;value&quot;:62.5835},">
            <text:p>{"label": "2023-01-10 13:10:25", "value":62.5835},</text:p>
          </table:table-cell>
          <table:table-cell table:number-columns-repeated="1019"/>
        </table:table-row>
        <table:table-row table:style-name="ro2">
          <table:table-cell office:value-type="float" office:value="630">
            <text:p>630</text:p>
          </table:table-cell>
          <table:table-cell table:formula="of:=[.A130]*0.0000115740740740741+[.$B$4]" office:value-type="date" office:date-value="2023-01-10T13:10:30">
            <text:p>2023-01-10 13:10:30</text:p>
          </table:table-cell>
          <table:table-cell table:formula="of:=RAND()*100" office:value-type="float" office:value="6.92350247409195">
            <text:p>6.9235024741</text:p>
          </table:table-cell>
          <table:table-cell/>
          <table:table-cell table:style-name="ce1" table:formula="of:=&quot;{&quot;&quot;label&quot;&quot;: &quot;&quot;&quot;&amp;TEXT([.B130];[.$B$1])&amp;&quot;&quot;&quot;, &quot;&quot;value&quot;&quot;:&quot;&amp;TEXT([.C130];[.$C$1])&amp;&quot;},&quot;" office:value-type="string" office:string-value="{&quot;label&quot;: &quot;2023-01-10 13:10:30&quot;, &quot;value&quot;:6.9235},">
            <text:p>{"label": "2023-01-10 13:10:30", "value":6.9235},</text:p>
          </table:table-cell>
          <table:table-cell table:number-columns-repeated="1019"/>
        </table:table-row>
        <table:table-row table:style-name="ro2">
          <table:table-cell office:value-type="float" office:value="635">
            <text:p>635</text:p>
          </table:table-cell>
          <table:table-cell table:formula="of:=[.A131]*0.0000115740740740741+[.$B$4]" office:value-type="date" office:date-value="2023-01-10T13:10:35">
            <text:p>2023-01-10 13:10:35</text:p>
          </table:table-cell>
          <table:table-cell table:formula="of:=RAND()*100" office:value-type="float" office:value="28.6696003051475">
            <text:p>28.6696003051</text:p>
          </table:table-cell>
          <table:table-cell/>
          <table:table-cell table:style-name="ce1" table:formula="of:=&quot;{&quot;&quot;label&quot;&quot;: &quot;&quot;&quot;&amp;TEXT([.B131];[.$B$1])&amp;&quot;&quot;&quot;, &quot;&quot;value&quot;&quot;:&quot;&amp;TEXT([.C131];[.$C$1])&amp;&quot;},&quot;" office:value-type="string" office:string-value="{&quot;label&quot;: &quot;2023-01-10 13:10:35&quot;, &quot;value&quot;:28.6696},">
            <text:p>{"label": "2023-01-10 13:10:35", "value":28.6696},</text:p>
          </table:table-cell>
          <table:table-cell table:number-columns-repeated="1019"/>
        </table:table-row>
        <table:table-row table:style-name="ro2">
          <table:table-cell office:value-type="float" office:value="640">
            <text:p>640</text:p>
          </table:table-cell>
          <table:table-cell table:formula="of:=[.A132]*0.0000115740740740741+[.$B$4]" office:value-type="date" office:date-value="2023-01-10T13:10:40">
            <text:p>2023-01-10 13:10:40</text:p>
          </table:table-cell>
          <table:table-cell table:formula="of:=RAND()*100" office:value-type="float" office:value="83.3308625966311">
            <text:p>83.3308625966</text:p>
          </table:table-cell>
          <table:table-cell/>
          <table:table-cell table:style-name="ce1" table:formula="of:=&quot;{&quot;&quot;label&quot;&quot;: &quot;&quot;&quot;&amp;TEXT([.B132];[.$B$1])&amp;&quot;&quot;&quot;, &quot;&quot;value&quot;&quot;:&quot;&amp;TEXT([.C132];[.$C$1])&amp;&quot;},&quot;" office:value-type="string" office:string-value="{&quot;label&quot;: &quot;2023-01-10 13:10:40&quot;, &quot;value&quot;:83.3309},">
            <text:p>{"label": "2023-01-10 13:10:40", "value":83.3309},</text:p>
          </table:table-cell>
          <table:table-cell table:number-columns-repeated="1019"/>
        </table:table-row>
        <table:table-row table:style-name="ro2">
          <table:table-cell office:value-type="float" office:value="645">
            <text:p>645</text:p>
          </table:table-cell>
          <table:table-cell table:formula="of:=[.A133]*0.0000115740740740741+[.$B$4]" office:value-type="date" office:date-value="2023-01-10T13:10:45">
            <text:p>2023-01-10 13:10:45</text:p>
          </table:table-cell>
          <table:table-cell table:formula="of:=RAND()*100" office:value-type="float" office:value="1.73470524605364">
            <text:p>1.7347052461</text:p>
          </table:table-cell>
          <table:table-cell/>
          <table:table-cell table:style-name="ce1" table:formula="of:=&quot;{&quot;&quot;label&quot;&quot;: &quot;&quot;&quot;&amp;TEXT([.B133];[.$B$1])&amp;&quot;&quot;&quot;, &quot;&quot;value&quot;&quot;:&quot;&amp;TEXT([.C133];[.$C$1])&amp;&quot;},&quot;" office:value-type="string" office:string-value="{&quot;label&quot;: &quot;2023-01-10 13:10:45&quot;, &quot;value&quot;:1.7347},">
            <text:p>{"label": "2023-01-10 13:10:45", "value":1.7347},</text:p>
          </table:table-cell>
          <table:table-cell table:number-columns-repeated="1019"/>
        </table:table-row>
        <table:table-row table:style-name="ro2">
          <table:table-cell office:value-type="float" office:value="650">
            <text:p>650</text:p>
          </table:table-cell>
          <table:table-cell table:formula="of:=[.A134]*0.0000115740740740741+[.$B$4]" office:value-type="date" office:date-value="2023-01-10T13:10:50">
            <text:p>2023-01-10 13:10:50</text:p>
          </table:table-cell>
          <table:table-cell table:formula="of:=RAND()*100" office:value-type="float" office:value="26.946738618426">
            <text:p>26.9467386184</text:p>
          </table:table-cell>
          <table:table-cell/>
          <table:table-cell table:style-name="ce1" table:formula="of:=&quot;{&quot;&quot;label&quot;&quot;: &quot;&quot;&quot;&amp;TEXT([.B134];[.$B$1])&amp;&quot;&quot;&quot;, &quot;&quot;value&quot;&quot;:&quot;&amp;TEXT([.C134];[.$C$1])&amp;&quot;},&quot;" office:value-type="string" office:string-value="{&quot;label&quot;: &quot;2023-01-10 13:10:50&quot;, &quot;value&quot;:26.9467},">
            <text:p>{"label": "2023-01-10 13:10:50", "value":26.9467},</text:p>
          </table:table-cell>
          <table:table-cell table:number-columns-repeated="1019"/>
        </table:table-row>
        <table:table-row table:style-name="ro2">
          <table:table-cell office:value-type="float" office:value="655">
            <text:p>655</text:p>
          </table:table-cell>
          <table:table-cell table:formula="of:=[.A135]*0.0000115740740740741+[.$B$4]" office:value-type="date" office:date-value="2023-01-10T13:10:55">
            <text:p>2023-01-10 13:10:55</text:p>
          </table:table-cell>
          <table:table-cell table:formula="of:=RAND()*100" office:value-type="float" office:value="54.8125968547538">
            <text:p>54.8125968548</text:p>
          </table:table-cell>
          <table:table-cell/>
          <table:table-cell table:style-name="ce1" table:formula="of:=&quot;{&quot;&quot;label&quot;&quot;: &quot;&quot;&quot;&amp;TEXT([.B135];[.$B$1])&amp;&quot;&quot;&quot;, &quot;&quot;value&quot;&quot;:&quot;&amp;TEXT([.C135];[.$C$1])&amp;&quot;},&quot;" office:value-type="string" office:string-value="{&quot;label&quot;: &quot;2023-01-10 13:10:55&quot;, &quot;value&quot;:54.8126},">
            <text:p>{"label": "2023-01-10 13:10:55", "value":54.8126},</text:p>
          </table:table-cell>
          <table:table-cell table:number-columns-repeated="1019"/>
        </table:table-row>
        <table:table-row table:style-name="ro2">
          <table:table-cell office:value-type="float" office:value="660">
            <text:p>660</text:p>
          </table:table-cell>
          <table:table-cell table:formula="of:=[.A136]*0.0000115740740740741+[.$B$4]" office:value-type="date" office:date-value="2023-01-10T13:11:00">
            <text:p>2023-01-10 13:11:00</text:p>
          </table:table-cell>
          <table:table-cell table:formula="of:=RAND()*100" office:value-type="float" office:value="95.1594359474257">
            <text:p>95.1594359474</text:p>
          </table:table-cell>
          <table:table-cell/>
          <table:table-cell table:style-name="ce1" table:formula="of:=&quot;{&quot;&quot;label&quot;&quot;: &quot;&quot;&quot;&amp;TEXT([.B136];[.$B$1])&amp;&quot;&quot;&quot;, &quot;&quot;value&quot;&quot;:&quot;&amp;TEXT([.C136];[.$C$1])&amp;&quot;},&quot;" office:value-type="string" office:string-value="{&quot;label&quot;: &quot;2023-01-10 13:11:00&quot;, &quot;value&quot;:95.1594},">
            <text:p>{"label": "2023-01-10 13:11:00", "value":95.1594},</text:p>
          </table:table-cell>
          <table:table-cell table:number-columns-repeated="1019"/>
        </table:table-row>
        <table:table-row table:style-name="ro2">
          <table:table-cell office:value-type="float" office:value="665">
            <text:p>665</text:p>
          </table:table-cell>
          <table:table-cell table:formula="of:=[.A137]*0.0000115740740740741+[.$B$4]" office:value-type="date" office:date-value="2023-01-10T13:11:05">
            <text:p>2023-01-10 13:11:05</text:p>
          </table:table-cell>
          <table:table-cell table:formula="of:=RAND()*100" office:value-type="float" office:value="95.5158512340859">
            <text:p>95.5158512341</text:p>
          </table:table-cell>
          <table:table-cell/>
          <table:table-cell table:style-name="ce1" table:formula="of:=&quot;{&quot;&quot;label&quot;&quot;: &quot;&quot;&quot;&amp;TEXT([.B137];[.$B$1])&amp;&quot;&quot;&quot;, &quot;&quot;value&quot;&quot;:&quot;&amp;TEXT([.C137];[.$C$1])&amp;&quot;},&quot;" office:value-type="string" office:string-value="{&quot;label&quot;: &quot;2023-01-10 13:11:05&quot;, &quot;value&quot;:95.5159},">
            <text:p>{"label": "2023-01-10 13:11:05", "value":95.5159},</text:p>
          </table:table-cell>
          <table:table-cell table:number-columns-repeated="1019"/>
        </table:table-row>
        <table:table-row table:style-name="ro2">
          <table:table-cell office:value-type="float" office:value="670">
            <text:p>670</text:p>
          </table:table-cell>
          <table:table-cell table:formula="of:=[.A138]*0.0000115740740740741+[.$B$4]" office:value-type="date" office:date-value="2023-01-10T13:11:10">
            <text:p>2023-01-10 13:11:10</text:p>
          </table:table-cell>
          <table:table-cell table:formula="of:=RAND()*100" office:value-type="float" office:value="23.7168445717543">
            <text:p>23.7168445718</text:p>
          </table:table-cell>
          <table:table-cell/>
          <table:table-cell table:style-name="ce1" table:formula="of:=&quot;{&quot;&quot;label&quot;&quot;: &quot;&quot;&quot;&amp;TEXT([.B138];[.$B$1])&amp;&quot;&quot;&quot;, &quot;&quot;value&quot;&quot;:&quot;&amp;TEXT([.C138];[.$C$1])&amp;&quot;},&quot;" office:value-type="string" office:string-value="{&quot;label&quot;: &quot;2023-01-10 13:11:10&quot;, &quot;value&quot;:23.7168},">
            <text:p>{"label": "2023-01-10 13:11:10", "value":23.7168},</text:p>
          </table:table-cell>
          <table:table-cell table:number-columns-repeated="1019"/>
        </table:table-row>
        <table:table-row table:style-name="ro2">
          <table:table-cell office:value-type="float" office:value="675">
            <text:p>675</text:p>
          </table:table-cell>
          <table:table-cell table:formula="of:=[.A139]*0.0000115740740740741+[.$B$4]" office:value-type="date" office:date-value="2023-01-10T13:11:15">
            <text:p>2023-01-10 13:11:15</text:p>
          </table:table-cell>
          <table:table-cell table:formula="of:=RAND()*100" office:value-type="float" office:value="22.4783273413777">
            <text:p>22.4783273414</text:p>
          </table:table-cell>
          <table:table-cell/>
          <table:table-cell table:style-name="ce1" table:formula="of:=&quot;{&quot;&quot;label&quot;&quot;: &quot;&quot;&quot;&amp;TEXT([.B139];[.$B$1])&amp;&quot;&quot;&quot;, &quot;&quot;value&quot;&quot;:&quot;&amp;TEXT([.C139];[.$C$1])&amp;&quot;},&quot;" office:value-type="string" office:string-value="{&quot;label&quot;: &quot;2023-01-10 13:11:15&quot;, &quot;value&quot;:22.4783},">
            <text:p>{"label": "2023-01-10 13:11:15", "value":22.4783},</text:p>
          </table:table-cell>
          <table:table-cell table:number-columns-repeated="1019"/>
        </table:table-row>
        <table:table-row table:style-name="ro2">
          <table:table-cell office:value-type="float" office:value="680">
            <text:p>680</text:p>
          </table:table-cell>
          <table:table-cell table:formula="of:=[.A140]*0.0000115740740740741+[.$B$4]" office:value-type="date" office:date-value="2023-01-10T13:11:20">
            <text:p>2023-01-10 13:11:20</text:p>
          </table:table-cell>
          <table:table-cell table:formula="of:=RAND()*100" office:value-type="float" office:value="9.75527667906135">
            <text:p>9.7552766791</text:p>
          </table:table-cell>
          <table:table-cell/>
          <table:table-cell table:style-name="ce1" table:formula="of:=&quot;{&quot;&quot;label&quot;&quot;: &quot;&quot;&quot;&amp;TEXT([.B140];[.$B$1])&amp;&quot;&quot;&quot;, &quot;&quot;value&quot;&quot;:&quot;&amp;TEXT([.C140];[.$C$1])&amp;&quot;},&quot;" office:value-type="string" office:string-value="{&quot;label&quot;: &quot;2023-01-10 13:11:20&quot;, &quot;value&quot;:9.7553},">
            <text:p>{"label": "2023-01-10 13:11:20", "value":9.7553},</text:p>
          </table:table-cell>
          <table:table-cell table:number-columns-repeated="1019"/>
        </table:table-row>
        <table:table-row table:style-name="ro2">
          <table:table-cell office:value-type="float" office:value="685">
            <text:p>685</text:p>
          </table:table-cell>
          <table:table-cell table:formula="of:=[.A141]*0.0000115740740740741+[.$B$4]" office:value-type="date" office:date-value="2023-01-10T13:11:25">
            <text:p>2023-01-10 13:11:25</text:p>
          </table:table-cell>
          <table:table-cell table:formula="of:=RAND()*100" office:value-type="float" office:value="11.4817390218377">
            <text:p>11.4817390218</text:p>
          </table:table-cell>
          <table:table-cell/>
          <table:table-cell table:style-name="ce1" table:formula="of:=&quot;{&quot;&quot;label&quot;&quot;: &quot;&quot;&quot;&amp;TEXT([.B141];[.$B$1])&amp;&quot;&quot;&quot;, &quot;&quot;value&quot;&quot;:&quot;&amp;TEXT([.C141];[.$C$1])&amp;&quot;},&quot;" office:value-type="string" office:string-value="{&quot;label&quot;: &quot;2023-01-10 13:11:25&quot;, &quot;value&quot;:11.4817},">
            <text:p>{"label": "2023-01-10 13:11:25", "value":11.4817},</text:p>
          </table:table-cell>
          <table:table-cell table:number-columns-repeated="1019"/>
        </table:table-row>
        <table:table-row table:style-name="ro2">
          <table:table-cell office:value-type="float" office:value="690">
            <text:p>690</text:p>
          </table:table-cell>
          <table:table-cell table:formula="of:=[.A142]*0.0000115740740740741+[.$B$4]" office:value-type="date" office:date-value="2023-01-10T13:11:30">
            <text:p>2023-01-10 13:11:30</text:p>
          </table:table-cell>
          <table:table-cell table:formula="of:=RAND()*100" office:value-type="float" office:value="67.3541199183092">
            <text:p>67.3541199183</text:p>
          </table:table-cell>
          <table:table-cell/>
          <table:table-cell table:style-name="ce1" table:formula="of:=&quot;{&quot;&quot;label&quot;&quot;: &quot;&quot;&quot;&amp;TEXT([.B142];[.$B$1])&amp;&quot;&quot;&quot;, &quot;&quot;value&quot;&quot;:&quot;&amp;TEXT([.C142];[.$C$1])&amp;&quot;},&quot;" office:value-type="string" office:string-value="{&quot;label&quot;: &quot;2023-01-10 13:11:30&quot;, &quot;value&quot;:67.3541},">
            <text:p>{"label": "2023-01-10 13:11:30", "value":67.3541},</text:p>
          </table:table-cell>
          <table:table-cell table:number-columns-repeated="1019"/>
        </table:table-row>
        <table:table-row table:style-name="ro2">
          <table:table-cell office:value-type="float" office:value="695">
            <text:p>695</text:p>
          </table:table-cell>
          <table:table-cell table:formula="of:=[.A143]*0.0000115740740740741+[.$B$4]" office:value-type="date" office:date-value="2023-01-10T13:11:35">
            <text:p>2023-01-10 13:11:35</text:p>
          </table:table-cell>
          <table:table-cell table:formula="of:=RAND()*100" office:value-type="float" office:value="14.4692679634318">
            <text:p>14.4692679634</text:p>
          </table:table-cell>
          <table:table-cell/>
          <table:table-cell table:style-name="ce1" table:formula="of:=&quot;{&quot;&quot;label&quot;&quot;: &quot;&quot;&quot;&amp;TEXT([.B143];[.$B$1])&amp;&quot;&quot;&quot;, &quot;&quot;value&quot;&quot;:&quot;&amp;TEXT([.C143];[.$C$1])&amp;&quot;},&quot;" office:value-type="string" office:string-value="{&quot;label&quot;: &quot;2023-01-10 13:11:35&quot;, &quot;value&quot;:14.4693},">
            <text:p>{"label": "2023-01-10 13:11:35", "value":14.4693},</text:p>
          </table:table-cell>
          <table:table-cell table:number-columns-repeated="1019"/>
        </table:table-row>
        <table:table-row table:style-name="ro2">
          <table:table-cell office:value-type="float" office:value="700">
            <text:p>700</text:p>
          </table:table-cell>
          <table:table-cell table:formula="of:=[.A144]*0.0000115740740740741+[.$B$4]" office:value-type="date" office:date-value="2023-01-10T13:11:40">
            <text:p>2023-01-10 13:11:40</text:p>
          </table:table-cell>
          <table:table-cell table:formula="of:=RAND()*100" office:value-type="float" office:value="33.6188775021583">
            <text:p>33.6188775022</text:p>
          </table:table-cell>
          <table:table-cell/>
          <table:table-cell table:style-name="ce1" table:formula="of:=&quot;{&quot;&quot;label&quot;&quot;: &quot;&quot;&quot;&amp;TEXT([.B144];[.$B$1])&amp;&quot;&quot;&quot;, &quot;&quot;value&quot;&quot;:&quot;&amp;TEXT([.C144];[.$C$1])&amp;&quot;},&quot;" office:value-type="string" office:string-value="{&quot;label&quot;: &quot;2023-01-10 13:11:40&quot;, &quot;value&quot;:33.6189},">
            <text:p>{"label": "2023-01-10 13:11:40", "value":33.6189},</text:p>
          </table:table-cell>
          <table:table-cell table:number-columns-repeated="1019"/>
        </table:table-row>
        <table:table-row table:style-name="ro2">
          <table:table-cell office:value-type="float" office:value="705">
            <text:p>705</text:p>
          </table:table-cell>
          <table:table-cell table:formula="of:=[.A145]*0.0000115740740740741+[.$B$4]" office:value-type="date" office:date-value="2023-01-10T13:11:45">
            <text:p>2023-01-10 13:11:45</text:p>
          </table:table-cell>
          <table:table-cell table:formula="of:=RAND()*100" office:value-type="float" office:value="30.4454062366858">
            <text:p>30.4454062367</text:p>
          </table:table-cell>
          <table:table-cell/>
          <table:table-cell table:style-name="ce1" table:formula="of:=&quot;{&quot;&quot;label&quot;&quot;: &quot;&quot;&quot;&amp;TEXT([.B145];[.$B$1])&amp;&quot;&quot;&quot;, &quot;&quot;value&quot;&quot;:&quot;&amp;TEXT([.C145];[.$C$1])&amp;&quot;},&quot;" office:value-type="string" office:string-value="{&quot;label&quot;: &quot;2023-01-10 13:11:45&quot;, &quot;value&quot;:30.4454},">
            <text:p>{"label": "2023-01-10 13:11:45", "value":30.4454},</text:p>
          </table:table-cell>
          <table:table-cell table:number-columns-repeated="1019"/>
        </table:table-row>
        <table:table-row table:style-name="ro2">
          <table:table-cell office:value-type="float" office:value="710">
            <text:p>710</text:p>
          </table:table-cell>
          <table:table-cell table:formula="of:=[.A146]*0.0000115740740740741+[.$B$4]" office:value-type="date" office:date-value="2023-01-10T13:11:50">
            <text:p>2023-01-10 13:11:50</text:p>
          </table:table-cell>
          <table:table-cell table:formula="of:=RAND()*100" office:value-type="float" office:value="71.6545101255178">
            <text:p>71.6545101255</text:p>
          </table:table-cell>
          <table:table-cell/>
          <table:table-cell table:style-name="ce1" table:formula="of:=&quot;{&quot;&quot;label&quot;&quot;: &quot;&quot;&quot;&amp;TEXT([.B146];[.$B$1])&amp;&quot;&quot;&quot;, &quot;&quot;value&quot;&quot;:&quot;&amp;TEXT([.C146];[.$C$1])&amp;&quot;},&quot;" office:value-type="string" office:string-value="{&quot;label&quot;: &quot;2023-01-10 13:11:50&quot;, &quot;value&quot;:71.6545},">
            <text:p>{"label": "2023-01-10 13:11:50", "value":71.6545},</text:p>
          </table:table-cell>
          <table:table-cell table:number-columns-repeated="1019"/>
        </table:table-row>
        <table:table-row table:style-name="ro2">
          <table:table-cell office:value-type="float" office:value="715">
            <text:p>715</text:p>
          </table:table-cell>
          <table:table-cell table:formula="of:=[.A147]*0.0000115740740740741+[.$B$4]" office:value-type="date" office:date-value="2023-01-10T13:11:55">
            <text:p>2023-01-10 13:11:55</text:p>
          </table:table-cell>
          <table:table-cell table:formula="of:=RAND()*100" office:value-type="float" office:value="30.7223238050938">
            <text:p>30.7223238051</text:p>
          </table:table-cell>
          <table:table-cell/>
          <table:table-cell table:style-name="ce1" table:formula="of:=&quot;{&quot;&quot;label&quot;&quot;: &quot;&quot;&quot;&amp;TEXT([.B147];[.$B$1])&amp;&quot;&quot;&quot;, &quot;&quot;value&quot;&quot;:&quot;&amp;TEXT([.C147];[.$C$1])&amp;&quot;},&quot;" office:value-type="string" office:string-value="{&quot;label&quot;: &quot;2023-01-10 13:11:55&quot;, &quot;value&quot;:30.7223},">
            <text:p>{"label": "2023-01-10 13:11:55", "value":30.7223},</text:p>
          </table:table-cell>
          <table:table-cell table:number-columns-repeated="1019"/>
        </table:table-row>
        <table:table-row table:style-name="ro2">
          <table:table-cell office:value-type="float" office:value="720">
            <text:p>720</text:p>
          </table:table-cell>
          <table:table-cell table:formula="of:=[.A148]*0.0000115740740740741+[.$B$4]" office:value-type="date" office:date-value="2023-01-10T13:12:00">
            <text:p>2023-01-10 13:12:00</text:p>
          </table:table-cell>
          <table:table-cell table:formula="of:=RAND()*100" office:value-type="float" office:value="44.009324349463">
            <text:p>44.0093243495</text:p>
          </table:table-cell>
          <table:table-cell/>
          <table:table-cell table:style-name="ce1" table:formula="of:=&quot;{&quot;&quot;label&quot;&quot;: &quot;&quot;&quot;&amp;TEXT([.B148];[.$B$1])&amp;&quot;&quot;&quot;, &quot;&quot;value&quot;&quot;:&quot;&amp;TEXT([.C148];[.$C$1])&amp;&quot;},&quot;" office:value-type="string" office:string-value="{&quot;label&quot;: &quot;2023-01-10 13:12:00&quot;, &quot;value&quot;:44.0093},">
            <text:p>{"label": "2023-01-10 13:12:00", "value":44.0093},</text:p>
          </table:table-cell>
          <table:table-cell table:number-columns-repeated="1019"/>
        </table:table-row>
        <table:table-row table:style-name="ro2">
          <table:table-cell office:value-type="float" office:value="725">
            <text:p>725</text:p>
          </table:table-cell>
          <table:table-cell table:formula="of:=[.A149]*0.0000115740740740741+[.$B$4]" office:value-type="date" office:date-value="2023-01-10T13:12:05">
            <text:p>2023-01-10 13:12:05</text:p>
          </table:table-cell>
          <table:table-cell table:formula="of:=RAND()*100" office:value-type="float" office:value="29.3088729260489">
            <text:p>29.308872926</text:p>
          </table:table-cell>
          <table:table-cell/>
          <table:table-cell table:style-name="ce1" table:formula="of:=&quot;{&quot;&quot;label&quot;&quot;: &quot;&quot;&quot;&amp;TEXT([.B149];[.$B$1])&amp;&quot;&quot;&quot;, &quot;&quot;value&quot;&quot;:&quot;&amp;TEXT([.C149];[.$C$1])&amp;&quot;},&quot;" office:value-type="string" office:string-value="{&quot;label&quot;: &quot;2023-01-10 13:12:05&quot;, &quot;value&quot;:29.3089},">
            <text:p>{"label": "2023-01-10 13:12:05", "value":29.3089},</text:p>
          </table:table-cell>
          <table:table-cell table:number-columns-repeated="1019"/>
        </table:table-row>
        <table:table-row table:style-name="ro2">
          <table:table-cell office:value-type="float" office:value="730">
            <text:p>730</text:p>
          </table:table-cell>
          <table:table-cell table:formula="of:=[.A150]*0.0000115740740740741+[.$B$4]" office:value-type="date" office:date-value="2023-01-10T13:12:10">
            <text:p>2023-01-10 13:12:10</text:p>
          </table:table-cell>
          <table:table-cell table:formula="of:=RAND()*100" office:value-type="float" office:value="0.407402310520411">
            <text:p>0.4074023105</text:p>
          </table:table-cell>
          <table:table-cell/>
          <table:table-cell table:style-name="ce1" table:formula="of:=&quot;{&quot;&quot;label&quot;&quot;: &quot;&quot;&quot;&amp;TEXT([.B150];[.$B$1])&amp;&quot;&quot;&quot;, &quot;&quot;value&quot;&quot;:&quot;&amp;TEXT([.C150];[.$C$1])&amp;&quot;},&quot;" office:value-type="string" office:string-value="{&quot;label&quot;: &quot;2023-01-10 13:12:10&quot;, &quot;value&quot;:0.4074},">
            <text:p>{"label": "2023-01-10 13:12:10", "value":0.4074},</text:p>
          </table:table-cell>
          <table:table-cell table:number-columns-repeated="1019"/>
        </table:table-row>
        <table:table-row table:style-name="ro2">
          <table:table-cell office:value-type="float" office:value="735">
            <text:p>735</text:p>
          </table:table-cell>
          <table:table-cell table:formula="of:=[.A151]*0.0000115740740740741+[.$B$4]" office:value-type="date" office:date-value="2023-01-10T13:12:15">
            <text:p>2023-01-10 13:12:15</text:p>
          </table:table-cell>
          <table:table-cell table:formula="of:=RAND()*100" office:value-type="float" office:value="98.0446294648573">
            <text:p>98.0446294649</text:p>
          </table:table-cell>
          <table:table-cell/>
          <table:table-cell table:style-name="ce1" table:formula="of:=&quot;{&quot;&quot;label&quot;&quot;: &quot;&quot;&quot;&amp;TEXT([.B151];[.$B$1])&amp;&quot;&quot;&quot;, &quot;&quot;value&quot;&quot;:&quot;&amp;TEXT([.C151];[.$C$1])&amp;&quot;},&quot;" office:value-type="string" office:string-value="{&quot;label&quot;: &quot;2023-01-10 13:12:15&quot;, &quot;value&quot;:98.0446},">
            <text:p>{"label": "2023-01-10 13:12:15", "value":98.0446},</text:p>
          </table:table-cell>
          <table:table-cell table:number-columns-repeated="1019"/>
        </table:table-row>
        <table:table-row table:style-name="ro2">
          <table:table-cell office:value-type="float" office:value="740">
            <text:p>740</text:p>
          </table:table-cell>
          <table:table-cell table:formula="of:=[.A152]*0.0000115740740740741+[.$B$4]" office:value-type="date" office:date-value="2023-01-10T13:12:20">
            <text:p>2023-01-10 13:12:20</text:p>
          </table:table-cell>
          <table:table-cell table:formula="of:=RAND()*100" office:value-type="float" office:value="57.0078944321722">
            <text:p>57.0078944322</text:p>
          </table:table-cell>
          <table:table-cell/>
          <table:table-cell table:style-name="ce1" table:formula="of:=&quot;{&quot;&quot;label&quot;&quot;: &quot;&quot;&quot;&amp;TEXT([.B152];[.$B$1])&amp;&quot;&quot;&quot;, &quot;&quot;value&quot;&quot;:&quot;&amp;TEXT([.C152];[.$C$1])&amp;&quot;},&quot;" office:value-type="string" office:string-value="{&quot;label&quot;: &quot;2023-01-10 13:12:20&quot;, &quot;value&quot;:57.0079},">
            <text:p>{"label": "2023-01-10 13:12:20", "value":57.0079},</text:p>
          </table:table-cell>
          <table:table-cell table:number-columns-repeated="1019"/>
        </table:table-row>
        <table:table-row table:style-name="ro2">
          <table:table-cell office:value-type="float" office:value="745">
            <text:p>745</text:p>
          </table:table-cell>
          <table:table-cell table:formula="of:=[.A153]*0.0000115740740740741+[.$B$4]" office:value-type="date" office:date-value="2023-01-10T13:12:25">
            <text:p>2023-01-10 13:12:25</text:p>
          </table:table-cell>
          <table:table-cell table:formula="of:=RAND()*100" office:value-type="float" office:value="9.99512164853513">
            <text:p>9.9951216485</text:p>
          </table:table-cell>
          <table:table-cell/>
          <table:table-cell table:style-name="ce1" table:formula="of:=&quot;{&quot;&quot;label&quot;&quot;: &quot;&quot;&quot;&amp;TEXT([.B153];[.$B$1])&amp;&quot;&quot;&quot;, &quot;&quot;value&quot;&quot;:&quot;&amp;TEXT([.C153];[.$C$1])&amp;&quot;},&quot;" office:value-type="string" office:string-value="{&quot;label&quot;: &quot;2023-01-10 13:12:25&quot;, &quot;value&quot;:9.9951},">
            <text:p>{"label": "2023-01-10 13:12:25", "value":9.9951},</text:p>
          </table:table-cell>
          <table:table-cell table:number-columns-repeated="1019"/>
        </table:table-row>
        <table:table-row table:style-name="ro2">
          <table:table-cell office:value-type="float" office:value="750">
            <text:p>750</text:p>
          </table:table-cell>
          <table:table-cell table:formula="of:=[.A154]*0.0000115740740740741+[.$B$4]" office:value-type="date" office:date-value="2023-01-10T13:12:30">
            <text:p>2023-01-10 13:12:30</text:p>
          </table:table-cell>
          <table:table-cell table:formula="of:=RAND()*100" office:value-type="float" office:value="63.4874946204945">
            <text:p>63.4874946205</text:p>
          </table:table-cell>
          <table:table-cell/>
          <table:table-cell table:style-name="ce1" table:formula="of:=&quot;{&quot;&quot;label&quot;&quot;: &quot;&quot;&quot;&amp;TEXT([.B154];[.$B$1])&amp;&quot;&quot;&quot;, &quot;&quot;value&quot;&quot;:&quot;&amp;TEXT([.C154];[.$C$1])&amp;&quot;},&quot;" office:value-type="string" office:string-value="{&quot;label&quot;: &quot;2023-01-10 13:12:30&quot;, &quot;value&quot;:63.4875},">
            <text:p>{"label": "2023-01-10 13:12:30", "value":63.4875},</text:p>
          </table:table-cell>
          <table:table-cell table:number-columns-repeated="1019"/>
        </table:table-row>
        <table:table-row table:style-name="ro2">
          <table:table-cell office:value-type="float" office:value="755">
            <text:p>755</text:p>
          </table:table-cell>
          <table:table-cell table:formula="of:=[.A155]*0.0000115740740740741+[.$B$4]" office:value-type="date" office:date-value="2023-01-10T13:12:35">
            <text:p>2023-01-10 13:12:35</text:p>
          </table:table-cell>
          <table:table-cell table:formula="of:=RAND()*100" office:value-type="float" office:value="43.0881446693093">
            <text:p>43.0881446693</text:p>
          </table:table-cell>
          <table:table-cell/>
          <table:table-cell table:style-name="ce1" table:formula="of:=&quot;{&quot;&quot;label&quot;&quot;: &quot;&quot;&quot;&amp;TEXT([.B155];[.$B$1])&amp;&quot;&quot;&quot;, &quot;&quot;value&quot;&quot;:&quot;&amp;TEXT([.C155];[.$C$1])&amp;&quot;},&quot;" office:value-type="string" office:string-value="{&quot;label&quot;: &quot;2023-01-10 13:12:35&quot;, &quot;value&quot;:43.0881},">
            <text:p>{"label": "2023-01-10 13:12:35", "value":43.0881},</text:p>
          </table:table-cell>
          <table:table-cell table:number-columns-repeated="1019"/>
        </table:table-row>
        <table:table-row table:style-name="ro2">
          <table:table-cell office:value-type="float" office:value="760">
            <text:p>760</text:p>
          </table:table-cell>
          <table:table-cell table:formula="of:=[.A156]*0.0000115740740740741+[.$B$4]" office:value-type="date" office:date-value="2023-01-10T13:12:40">
            <text:p>2023-01-10 13:12:40</text:p>
          </table:table-cell>
          <table:table-cell table:formula="of:=RAND()*100" office:value-type="float" office:value="24.6672307839617">
            <text:p>24.667230784</text:p>
          </table:table-cell>
          <table:table-cell/>
          <table:table-cell table:style-name="ce1" table:formula="of:=&quot;{&quot;&quot;label&quot;&quot;: &quot;&quot;&quot;&amp;TEXT([.B156];[.$B$1])&amp;&quot;&quot;&quot;, &quot;&quot;value&quot;&quot;:&quot;&amp;TEXT([.C156];[.$C$1])&amp;&quot;},&quot;" office:value-type="string" office:string-value="{&quot;label&quot;: &quot;2023-01-10 13:12:40&quot;, &quot;value&quot;:24.6672},">
            <text:p>{"label": "2023-01-10 13:12:40", "value":24.6672},</text:p>
          </table:table-cell>
          <table:table-cell table:number-columns-repeated="1019"/>
        </table:table-row>
        <table:table-row table:style-name="ro2">
          <table:table-cell office:value-type="float" office:value="765">
            <text:p>765</text:p>
          </table:table-cell>
          <table:table-cell table:formula="of:=[.A157]*0.0000115740740740741+[.$B$4]" office:value-type="date" office:date-value="2023-01-10T13:12:45">
            <text:p>2023-01-10 13:12:45</text:p>
          </table:table-cell>
          <table:table-cell table:formula="of:=RAND()*100" office:value-type="float" office:value="7.40316740702838">
            <text:p>7.403167407</text:p>
          </table:table-cell>
          <table:table-cell/>
          <table:table-cell table:style-name="ce1" table:formula="of:=&quot;{&quot;&quot;label&quot;&quot;: &quot;&quot;&quot;&amp;TEXT([.B157];[.$B$1])&amp;&quot;&quot;&quot;, &quot;&quot;value&quot;&quot;:&quot;&amp;TEXT([.C157];[.$C$1])&amp;&quot;},&quot;" office:value-type="string" office:string-value="{&quot;label&quot;: &quot;2023-01-10 13:12:45&quot;, &quot;value&quot;:7.4032},">
            <text:p>{"label": "2023-01-10 13:12:45", "value":7.4032},</text:p>
          </table:table-cell>
          <table:table-cell table:number-columns-repeated="1019"/>
        </table:table-row>
        <table:table-row table:style-name="ro2">
          <table:table-cell office:value-type="float" office:value="770">
            <text:p>770</text:p>
          </table:table-cell>
          <table:table-cell table:formula="of:=[.A158]*0.0000115740740740741+[.$B$4]" office:value-type="date" office:date-value="2023-01-10T13:12:50">
            <text:p>2023-01-10 13:12:50</text:p>
          </table:table-cell>
          <table:table-cell table:formula="of:=RAND()*100" office:value-type="float" office:value="37.2314654290676">
            <text:p>37.2314654291</text:p>
          </table:table-cell>
          <table:table-cell/>
          <table:table-cell table:style-name="ce1" table:formula="of:=&quot;{&quot;&quot;label&quot;&quot;: &quot;&quot;&quot;&amp;TEXT([.B158];[.$B$1])&amp;&quot;&quot;&quot;, &quot;&quot;value&quot;&quot;:&quot;&amp;TEXT([.C158];[.$C$1])&amp;&quot;},&quot;" office:value-type="string" office:string-value="{&quot;label&quot;: &quot;2023-01-10 13:12:50&quot;, &quot;value&quot;:37.2315},">
            <text:p>{"label": "2023-01-10 13:12:50", "value":37.2315},</text:p>
          </table:table-cell>
          <table:table-cell table:number-columns-repeated="1019"/>
        </table:table-row>
        <table:table-row table:style-name="ro2">
          <table:table-cell office:value-type="float" office:value="775">
            <text:p>775</text:p>
          </table:table-cell>
          <table:table-cell table:formula="of:=[.A159]*0.0000115740740740741+[.$B$4]" office:value-type="date" office:date-value="2023-01-10T13:12:55">
            <text:p>2023-01-10 13:12:55</text:p>
          </table:table-cell>
          <table:table-cell table:formula="of:=RAND()*100" office:value-type="float" office:value="22.7502607274801">
            <text:p>22.7502607275</text:p>
          </table:table-cell>
          <table:table-cell/>
          <table:table-cell table:style-name="ce1" table:formula="of:=&quot;{&quot;&quot;label&quot;&quot;: &quot;&quot;&quot;&amp;TEXT([.B159];[.$B$1])&amp;&quot;&quot;&quot;, &quot;&quot;value&quot;&quot;:&quot;&amp;TEXT([.C159];[.$C$1])&amp;&quot;},&quot;" office:value-type="string" office:string-value="{&quot;label&quot;: &quot;2023-01-10 13:12:55&quot;, &quot;value&quot;:22.7503},">
            <text:p>{"label": "2023-01-10 13:12:55", "value":22.7503},</text:p>
          </table:table-cell>
          <table:table-cell table:number-columns-repeated="1019"/>
        </table:table-row>
        <table:table-row table:style-name="ro2">
          <table:table-cell office:value-type="float" office:value="780">
            <text:p>780</text:p>
          </table:table-cell>
          <table:table-cell table:formula="of:=[.A160]*0.0000115740740740741+[.$B$4]" office:value-type="date" office:date-value="2023-01-10T13:13:00">
            <text:p>2023-01-10 13:13:00</text:p>
          </table:table-cell>
          <table:table-cell table:formula="of:=RAND()*100" office:value-type="float" office:value="78.8178693968803">
            <text:p>78.8178693969</text:p>
          </table:table-cell>
          <table:table-cell/>
          <table:table-cell table:style-name="ce1" table:formula="of:=&quot;{&quot;&quot;label&quot;&quot;: &quot;&quot;&quot;&amp;TEXT([.B160];[.$B$1])&amp;&quot;&quot;&quot;, &quot;&quot;value&quot;&quot;:&quot;&amp;TEXT([.C160];[.$C$1])&amp;&quot;},&quot;" office:value-type="string" office:string-value="{&quot;label&quot;: &quot;2023-01-10 13:13:00&quot;, &quot;value&quot;:78.8179},">
            <text:p>{"label": "2023-01-10 13:13:00", "value":78.8179},</text:p>
          </table:table-cell>
          <table:table-cell table:number-columns-repeated="1019"/>
        </table:table-row>
        <table:table-row table:style-name="ro2">
          <table:table-cell office:value-type="float" office:value="785">
            <text:p>785</text:p>
          </table:table-cell>
          <table:table-cell table:formula="of:=[.A161]*0.0000115740740740741+[.$B$4]" office:value-type="date" office:date-value="2023-01-10T13:13:05">
            <text:p>2023-01-10 13:13:05</text:p>
          </table:table-cell>
          <table:table-cell table:formula="of:=RAND()*100" office:value-type="float" office:value="51.6586599871516">
            <text:p>51.6586599872</text:p>
          </table:table-cell>
          <table:table-cell/>
          <table:table-cell table:style-name="ce1" table:formula="of:=&quot;{&quot;&quot;label&quot;&quot;: &quot;&quot;&quot;&amp;TEXT([.B161];[.$B$1])&amp;&quot;&quot;&quot;, &quot;&quot;value&quot;&quot;:&quot;&amp;TEXT([.C161];[.$C$1])&amp;&quot;},&quot;" office:value-type="string" office:string-value="{&quot;label&quot;: &quot;2023-01-10 13:13:05&quot;, &quot;value&quot;:51.6587},">
            <text:p>{"label": "2023-01-10 13:13:05", "value":51.6587},</text:p>
          </table:table-cell>
          <table:table-cell table:number-columns-repeated="1019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.01.2023</text:date>, <text:time>14:38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Егоров</meta:initial-creator>
    <meta:creation-date>2023-01-16T12:14:47.70</meta:creation-date>
    <dc:date>2023-01-16T14:38:33.78</dc:date>
    <dc:creator>Валерий Егоров</dc:creator>
    <meta:editing-duration>PT2H2M43S</meta:editing-duration>
    <meta:editing-cycles>3</meta:editing-cycles>
    <meta:generator>OpenOffice/4.1.11$Win32 OpenOffice.org_project/4111m1$Build-9808</meta:generator>
    <meta:document-statistic meta:table-count="3" meta:cell-count="634" meta:object-count="0"/>
  </office:meta>
</office:document-meta>
</file>